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" svg:font-family="Helv" style:font-family-generic="swiss"/>
    <style:font-face style:name="Helv1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automatic-styles>
    <style:style style:name="co1" style:family="table-column">
      <style:table-column-properties fo:break-before="auto" style:column-width="10.319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5.556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2.249cm" fo:break-before="auto" style:use-optimal-row-height="false"/>
    </style:style>
    <style:style style:name="ro7" style:family="table-row">
      <style:table-row-properties style:row-height="2.725cm" fo:break-before="auto" style:use-optimal-row-height="false"/>
    </style:style>
    <style:style style:name="ro8" style:family="table-row">
      <style:table-row-properties style:row-height="3.995cm" fo:break-before="auto" style:use-optimal-row-height="false"/>
    </style:style>
    <style:style style:name="ro9" style:family="table-row">
      <style:table-row-properties style:row-height="2.037cm" fo:break-before="auto" style:use-optimal-row-height="false"/>
    </style:style>
    <style:style style:name="ro10" style:family="table-row">
      <style:table-row-properties style:row-height="4.207cm" fo:break-before="auto" style:use-optimal-row-height="false"/>
    </style:style>
    <style:style style:name="ro11" style:family="table-row">
      <style:table-row-properties style:row-height="4.471cm" fo:break-before="auto" style:use-optimal-row-height="false"/>
    </style:style>
    <style:style style:name="ro12" style:family="table-row">
      <style:table-row-properties style:row-height="1.402cm" fo:break-before="auto" style:use-optimal-row-height="false"/>
    </style:style>
    <style:style style:name="ro13" style:family="table-row">
      <style:table-row-properties style:row-height="4.26cm" fo:break-before="auto" style:use-optimal-row-height="false"/>
    </style:style>
    <style:style style:name="ro14" style:family="table-row">
      <style:table-row-properties style:row-height="4.392cm" fo:break-before="auto" style:use-optimal-row-height="false"/>
    </style:style>
    <style:style style:name="ro15" style:family="table-row">
      <style:table-row-properties style:row-height="4.577cm" fo:break-before="auto" style:use-optimal-row-height="false"/>
    </style:style>
    <style:style style:name="ro16" style:family="table-row">
      <style:table-row-properties style:row-height="4.921cm" fo:break-before="auto" style:use-optimal-row-height="false"/>
    </style:style>
    <style:style style:name="ro17" style:family="table-row">
      <style:table-row-properties style:row-height="1.429cm" fo:break-before="auto" style:use-optimal-row-height="false"/>
    </style:style>
    <style:style style:name="ro18" style:family="table-row">
      <style:table-row-properties style:row-height="3.81cm" fo:break-before="auto" style:use-optimal-row-height="false"/>
    </style:style>
    <style:style style:name="ro19" style:family="table-row">
      <style:table-row-properties style:row-height="1.508cm" fo:break-before="auto" style:use-optimal-row-height="false"/>
    </style:style>
    <style:style style:name="ro20" style:family="table-row">
      <style:table-row-properties style:row-height="4.022cm" fo:break-before="auto" style:use-optimal-row-height="false"/>
    </style:style>
    <style:style style:name="ro21" style:family="table-row">
      <style:table-row-properties style:row-height="3.704cm" fo:break-before="auto" style:use-optimal-row-height="false"/>
    </style:style>
    <style:style style:name="ro22" style:family="table-row">
      <style:table-row-properties style:row-height="2.223cm" fo:break-before="auto" style:use-optimal-row-height="false"/>
    </style:style>
    <style:style style:name="ro23" style:family="table-row">
      <style:table-row-properties style:row-height="4.075cm" fo:break-before="auto" style:use-optimal-row-height="false"/>
    </style:style>
    <style:style style:name="ro24" style:family="table-row">
      <style:table-row-properties style:row-height="1.296cm" fo:break-before="auto" style:use-optimal-row-height="false"/>
    </style:style>
    <style:style style:name="ro25" style:family="table-row">
      <style:table-row-properties style:row-height="4.101cm" fo:break-before="auto" style:use-optimal-row-height="false"/>
    </style:style>
    <style:style style:name="ro26" style:family="table-row">
      <style:table-row-properties style:row-height="4.419cm" fo:break-before="auto" style:use-optimal-row-height="false"/>
    </style:style>
    <style:style style:name="ro27" style:family="table-row">
      <style:table-row-properties style:row-height="2.09cm" fo:break-before="auto" style:use-optimal-row-height="false"/>
    </style:style>
    <style:style style:name="ro28" style:family="table-row">
      <style:table-row-properties style:row-height="2.064cm" fo:break-before="auto" style:use-optimal-row-height="false"/>
    </style:style>
    <style:style style:name="ro29" style:family="table-row">
      <style:table-row-properties style:row-height="1.879cm" fo:break-before="auto" style:use-optimal-row-height="false"/>
    </style:style>
    <style:style style:name="ro30" style:family="table-row">
      <style:table-row-properties style:row-height="4.71cm" fo:break-before="auto" style:use-optimal-row-height="false"/>
    </style:style>
    <style:style style:name="ro31" style:family="table-row">
      <style:table-row-properties style:row-height="5.345cm" fo:break-before="auto" style:use-optimal-row-height="false"/>
    </style:style>
    <style:style style:name="ro32" style:family="table-row">
      <style:table-row-properties style:row-height="1.535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1.561cm" fo:break-before="auto" style:use-optimal-row-height="false"/>
    </style:style>
    <style:style style:name="ro35" style:family="table-row">
      <style:table-row-properties style:row-height="1.826cm" fo:break-before="auto" style:use-optimal-row-height="false"/>
    </style:style>
    <style:style style:name="ro36" style:family="table-row">
      <style:table-row-properties style:row-height="4.498cm" fo:break-before="auto" style:use-optimal-row-height="false"/>
    </style:style>
    <style:style style:name="ro37" style:family="table-row">
      <style:table-row-properties style:row-height="0.794cm" fo:break-before="auto" style:use-optimal-row-height="false"/>
    </style:style>
    <style:style style:name="ro38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8pt" fo:font-weight="bold" style:font-name-asian="標楷體1" style:font-size-asian="18pt" style:font-weight-asian="bold" style:font-name-complex="標楷體1" style:font-size-complex="18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6pt" style:font-name-asian="標楷體1" style:font-size-asian="16pt" style:font-name-complex="標楷體1" style:font-size-complex="16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13pt" style:font-name-asian="標楷體1" style:font-size-asian="13pt" style:font-name-complex="標楷體1" style:font-size-complex="13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標楷體" style:font-name-asian="標楷體1" style:font-name-complex="標楷體1"/>
    </style:style>
    <style:style style:name="ce5" style:family="table-cell" style:parent-style-name="千分位" style:data-style-name="N14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4pt" style:font-name-asian="標楷體1" style:font-size-asian="14pt" style:font-name-complex="標楷體1" style:font-size-complex="14pt"/>
    </style:style>
    <style:style style:name="ce15" style:family="table-cell" style:parent-style-name="Default" style:data-style-name="N0">
      <style:table-cell-properties fo:wrap-option="wrap" style:vertical-align="middle"/>
      <style:text-properties style:font-name="標楷體" style:font-name-asian="標楷體1" style:font-name-complex="標楷體1"/>
    </style:style>
    <style:style style:name="ce8" style:family="table-cell" style:parent-style-name="Default" style:data-style-name="N0">
      <style:table-cell-properties style:vertical-align="middle"/>
      <style:text-properties style:font-name="標楷體" fo:font-size="14pt" style:font-name-asian="標楷體1" style:font-size-asian="14pt" style:font-name-complex="標楷體1" style:font-size-complex="14pt"/>
    </style:style>
    <style:style style:name="ce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標楷體" fo:font-size="14pt" style:font-name-asian="標楷體1" style:font-size-asian="14pt" style:font-name-complex="標楷體1" style:font-size-complex="14pt"/>
    </style:style>
    <style:style style:name="ce10" style:family="table-cell" style:parent-style-name="Default" style:data-style-name="N0">
      <style:table-cell-properties fo:background-color="transparent" fo:wrap-option="wrap" style:vertical-align="middle"/>
      <style:text-properties style:font-name="標楷體" style:font-name-asian="標楷體1" style:font-name-complex="標楷體1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1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911" table:default-cell-style-name="ce15"/>
        <table:table-header-rows>
          <table:table-row table:style-name="ro1">
            <table:table-cell table:style-name="ce1" office:value-type="string" calcext:value-type="string" table:number-columns-spanned="6" table:number-rows-spanned="1">
              <text:p>臺南市政府108年度對議員所提地方建設建議事項處理明細表</text:p>
            </table:table-cell>
            <table:covered-table-cell table:number-columns-repeated="5"/>
            <table:table-cell table:number-columns-repeated="911"/>
          </table:table-row>
          <table:table-row table:style-name="ro2">
            <table:table-cell table:style-name="ce1" office:value-type="string" calcext:value-type="string" table:number-columns-spanned="6" table:number-rows-spanned="1">
              <text:p>至108年6月止</text:p>
            </table:table-cell>
            <table:covered-table-cell table:number-columns-repeated="5"/>
            <table:table-cell table:number-columns-repeated="911"/>
          </table:table-row>
          <table:table-row table:style-name="ro2">
            <table:table-cell table:style-name="ce2" office:value-type="string" calcext:value-type="string" table:number-columns-spanned="5" table:number-rows-spanned="1">
              <text:p><text:s text:c="17"/>(本表為半年報)</text:p>
            </table:table-cell>
            <table:covered-table-cell table:number-columns-repeated="4"/>
            <table:table-cell table:style-name="ce9"/>
            <table:table-cell table:number-columns-repeated="911"/>
          </table:table-row>
          <table:table-row table:style-name="ro3">
            <table:table-cell table:style-name="ce7" office:value-type="string" calcext:value-type="string" table:number-columns-spanned="1" table:number-rows-spanned="3">
              <text:p>建議項目及內容</text:p>
            </table:table-cell>
            <table:table-cell table:style-name="ce7" office:value-type="string" calcext:value-type="string" table:number-columns-spanned="1" table:number-rows-spanned="3">
              <text:p>建議地點</text:p>
            </table:table-cell>
            <table:table-cell table:style-name="ce7" office:value-type="string" calcext:value-type="string" table:number-columns-spanned="4" table:number-rows-spanned="1">
              <text:p>核定情形</text:p>
            </table:table-cell>
            <table:covered-table-cell table:number-columns-repeated="3"/>
            <table:table-cell table:number-columns-repeated="911"/>
          </table:table-row>
          <table:table-row table:style-name="ro4">
            <table:covered-table-cell table:number-columns-repeated="2"/>
            <table:table-cell table:style-name="ce7" office:value-type="string" calcext:value-type="string" table:number-columns-spanned="1" table:number-rows-spanned="2">
              <text:p>經費支用科目</text:p>
            </table:table-cell>
            <table:table-cell table:style-name="ce7" office:value-type="string" calcext:value-type="string" table:number-columns-spanned="1" table:number-rows-spanned="2">
              <text:p>主辦機關</text:p>
            </table:table-cell>
            <table:table-cell table:style-name="ce7" office:value-type="string" calcext:value-type="string" table:number-columns-spanned="1" table:number-rows-spanned="2">
              <text:p>招標方式</text:p>
            </table:table-cell>
            <table:table-cell table:style-name="ce7" office:value-type="string" calcext:value-type="string" table:number-columns-spanned="1" table:number-rows-spanned="2">
              <text:p>得標廠商</text:p>
            </table:table-cell>
            <table:table-cell table:number-columns-repeated="911"/>
          </table:table-row>
          <table:table-row table:style-name="ro4">
            <table:covered-table-cell table:number-columns-repeated="6"/>
            <table:table-cell table:number-columns-repeated="911"/>
          </table:table-row>
        </table:table-header-rows>
        <table:table-row table:style-name="ro5">
          <table:table-cell table:style-name="ce5" office:value-type="string" office:string-value="東山區水雲里番子坑(牛山高幹109右3左24)野溪改善工程" calcext:value-type="string">
            <text:p><text:s/>東山區水雲里番子坑(牛山高幹109右3左24)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灣丘里關帝廳社區道路路面改善" calcext:value-type="string">
            <text:p><text:s/>灣丘里關帝廳社區道路路面改善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南區新順公園新設羽球場" calcext:value-type="string">
            <text:p><text:s/>安南區新順公園新設羽球場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德洋二街路面改善工程" calcext:value-type="string">
            <text:p><text:s/>德洋二街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瑞璋土木包工業" calcext:value-type="string">
            <text:p><text:s/>瑞璋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兒童遊戲場改善 " calcext:value-type="string">
            <text:p><text:s/>兒童遊戲場改善 <text:s/></text:p>
          </table:table-cell>
          <table:table-cell table:style-name="ce5" office:value-type="string" office:string-value="善化區" calcext:value-type="string">
            <text:p><text:s/>善化區 </text:p>
          </table:table-cell>
          <table:table-cell table:style-name="ce5" office:value-type="string" office:string-value="教育局(處)其他設備" calcext:value-type="string">
            <text:p><text:s/>教育局(處)其他設備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平里鄰里道路改善工程" calcext:value-type="string">
            <text:p><text:s/>北平里鄰里道路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鹿田里保生野溪排水改善工程" calcext:value-type="string">
            <text:p><text:s/>108-鹿田里保生野溪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七股區3-1號水門抽水機平台改善工程" calcext:value-type="string">
            <text:p><text:s/>七股區3-1號水門抽水機平台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虎山里糞箕湖小段463等地號護岸改善工程" calcext:value-type="string">
            <text:p><text:s/>白河區虎山里糞箕湖小段463等地號護岸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普濟宮南側非重劃區農路改善工程" calcext:value-type="string">
            <text:p><text:s/>普濟宮南側非重劃區農路改善工程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後壁區長短樹排水防汛道路改善工程" calcext:value-type="string">
            <text:p><text:s/>後壁區長短樹排水防汛道路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下營區大屯中排三號橋下游右岸護岸改善工程" calcext:value-type="string">
            <text:p><text:s/>下營區大屯中排三號橋下游右岸護岸改善工程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前庭連鎖磚緊急修繕" calcext:value-type="string">
            <text:p><text:s/>前庭連鎖磚緊急修繕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教育局(處)土地購置" calcext:value-type="string">
            <text:p><text:s/>教育局(處)土地購置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6">
          <table:table-cell table:style-name="ce5" office:value-type="string" office:string-value="大埕里辦公處購置伴唱機等設備" calcext:value-type="string">
            <text:p><text:s/>大埕里辦公處購置伴唱機等設備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時代演藝傳播" calcext:value-type="string">
            <text:p><text:s/>金時代演藝傳播 </text:p>
          </table:table-cell>
          <table:table-cell table:style-name="ce10" table:number-columns-repeated="911"/>
        </table:table-row>
        <table:table-row table:style-name="ro7">
          <table:table-cell table:style-name="ce5" office:value-type="string" office:string-value="新市區新市排水新市2號橋下游堤防道路改善工程" calcext:value-type="string">
            <text:p><text:s/>新市區新市排水新市2號橋下游堤防道路改善工程 </text:p>
          </table:table-cell>
          <table:table-cell table:style-name="ce5" office:value-type="string" office:string-value="新市區" calcext:value-type="string">
            <text:p><text:s/>新市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二行一路155巷路面改善工程" calcext:value-type="string">
            <text:p><text:s/>二行一路155巷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盛進營造有限公司" calcext:value-type="string">
            <text:p><text:s/>盛進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8年度七股區鹽埕里八棟寮道路沉陷改善工程" calcext:value-type="string">
            <text:p><text:s/>108年度七股區鹽埕里八棟寮道路沉陷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光賢里活動中心整修工程" calcext:value-type="string">
            <text:p><text:s/>光賢里活動中心整修工程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全營土木工程有限公司" calcext:value-type="string">
            <text:p><text:s/>全營土木工程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永康區二王路27巷22弄道路改善工程" calcext:value-type="string">
            <text:p><text:s/>永康區二王路27巷22弄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8">
          <table:table-cell table:style-name="ce5" office:value-type="string" office:string-value="海南公園新設混凝土地坪" calcext:value-type="string">
            <text:p><text:s/>海南公園新設混凝土地坪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牛埔里烏山頭里道(茄苳分35左4、茄苳分35左9)道路改善工程" calcext:value-type="string">
            <text:p><text:s/>龍崎區牛埔里烏山頭里道(茄苳分35左4、茄苳分35左9)道路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楠西區鹿田里新鹿田段522地號野溪整治工程" calcext:value-type="string">
            <text:p><text:s/>楠西區鹿田里新鹿田段522地號野溪整治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康區富強路二段278巷等4巷口道路改善工程" calcext:value-type="string">
            <text:p><text:s/>永康區富強路二段278巷等4巷口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七股區十份海埔中央道路路面改善工程" calcext:value-type="string">
            <text:p><text:s/>七股區十份海埔中央道路路面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翔安土木包工業" calcext:value-type="string">
            <text:p><text:s/>翔安土木包工業 </text:p>
          </table:table-cell>
          <table:table-cell table:style-name="ce10" table:number-columns-repeated="911"/>
        </table:table-row>
        <table:table-row table:style-name="ro9">
          <table:table-cell table:style-name="ce5" office:value-type="string" office:string-value="柳營區人和里火燒店旁非重劃區農路改善工程" calcext:value-type="string">
            <text:p><text:s/>柳營區人和里火燒店旁非重劃區農路改善工程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七股區107年度南31-1線(溪南至海寮東橋)道路路面損壞改善工程" calcext:value-type="string">
            <text:p><text:s/>七股區107年度南31-1線(溪南至海寮東橋)道路路面損壞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營區田寮排荆桐寮橋下游護岸應急工程" calcext:value-type="string">
            <text:p><text:s/>新營區田寮排荆桐寮橋下游護岸應急工程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祥里活動中心廣播系統工程" calcext:value-type="string">
            <text:p><text:s/>永祥里活動中心廣播系統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長河企業有限公司" calcext:value-type="string">
            <text:p><text:s/>長河企業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石嘈里蜈蜞埔道路路面改善工程" calcext:value-type="string">
            <text:p><text:s/>龍崎區石嘈里蜈蜞埔道路路面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山西里崇平路83巷路面改善工程" calcext:value-type="string">
            <text:p><text:s/>關廟區山西里崇平路83巷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盛進營造有限公司" calcext:value-type="string">
            <text:p><text:s/>盛進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睦光里葡萄蜜農路支線(內庄子段97-0地號)排水系統改善工程" calcext:value-type="string">
            <text:p><text:s/>睦光里葡萄蜜農路支線(內庄子段97-0地號)排水系統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秀昌里煥昌86-10號前魚塭道路改善工程" calcext:value-type="string">
            <text:p><text:s/>學甲區秀昌里煥昌86-10號前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定區新吉里(區道131)路肩改善工程" calcext:value-type="string">
            <text:p><text:s/>安定區新吉里(區道131)路肩改善工程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高原里埤子墘(李園高分23左18)農路改善工程" calcext:value-type="string">
            <text:p><text:s/>東山區高原里埤子墘(李園高分23左18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大內區二溪里(大匏高幹34)農路邊坡延續工程" calcext:value-type="string">
            <text:p><text:s/>大內區二溪里(大匏高幹34)農路邊坡延續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五塊寮北柵岸紀念公園步道整修工程" calcext:value-type="string">
            <text:p><text:s/>五塊寮北柵岸紀念公園步道整修工程 </text:p>
          </table:table-cell>
          <table:table-cell table:style-name="ce5" office:value-type="string" office:string-value="安南區 " calcext:value-type="string">
            <text:p><text:s/>安南區 <text:s/>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豐里里(內豐高分65左3右1)排水改善工程" calcext:value-type="string">
            <text:p><text:s/>豐里里(內豐高分65左3右1)排水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佳里區營溪里鄰近台19巷道鋪面改善工程" calcext:value-type="string">
            <text:p><text:s/>佳里區營溪里鄰近台19巷道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將軍區長沙里三塊厝社區側溝改善工程" calcext:value-type="string">
            <text:p><text:s/>將軍區長沙里三塊厝社區側溝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金昌土木包工業" calcext:value-type="string">
            <text:p><text:s/>金昌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光里新埔段0820,0821,0822,0822-1等地號4筆土地擋土牆工程(第二期)" calcext:value-type="string">
            <text:p><text:s/>新光里新埔段0820,0821,0822,0822-1等地號4筆土地擋土牆工程(第二期)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承立營造有限公司" calcext:value-type="string">
            <text:p><text:s/>承立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歸仁區看東里一段1巷內區域排水改善工程" calcext:value-type="string">
            <text:p><text:s/>歸仁區看東里一段1巷內區域排水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昱發土木包工業" calcext:value-type="string">
            <text:p><text:s/>昱發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溪墘里活動中心玻璃門汰換" calcext:value-type="string">
            <text:p><text:s/>溪墘里活動中心玻璃門汰換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英能空調工程行" calcext:value-type="string">
            <text:p><text:s/>英能空調工程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門區鎮海漁產道路(1204)路面改善工程" calcext:value-type="string">
            <text:p><text:s/>北門區鎮海漁產道路(1204)路面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尚頂里活動中心購置伴唱機設備" calcext:value-type="string">
            <text:p><text:s/>尚頂里活動中心購置伴唱機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權科技有限公司</text:p>
            <text:p>長昇通信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營區新南里復興路620巷及隋唐街295巷路面改善工程" calcext:value-type="string">
            <text:p><text:s/>新營區新南里復興路620巷及隋唐街295巷路面改善工程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石嘈里過溪仔排水改善工程" calcext:value-type="string">
            <text:p><text:s/>龍崎區石嘈里過溪仔排水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密枝里東勢坑支1農路改善工程" calcext:value-type="string">
            <text:p><text:s/>108-密枝里東勢坑支1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區礁坑仔段風坑橋農路旁野溪整治工程" calcext:value-type="string">
            <text:p><text:s/>新化區礁坑仔段風坑橋農路旁野溪整治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改善運動場照明設備" calcext:value-type="string">
            <text:p><text:s/>改善運動場照明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教育局(處)其他設備" calcext:value-type="string">
            <text:p><text:s/>教育局(處)其他設備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榮鋒全球企業有限公司" calcext:value-type="string">
            <text:p><text:s/>榮鋒全球企業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中清一街路面改善工程" calcext:value-type="string">
            <text:p><text:s/>中清一街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盛進營造有限公司" calcext:value-type="string">
            <text:p><text:s/>盛進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大坑漢龍宮旁農路排水改善工程" calcext:value-type="string">
            <text:p><text:s/>新化大坑漢龍宮旁農路排水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凌暘營造有限公司" calcext:value-type="string">
            <text:p><text:s/>凌暘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營區公園路旁極限運動場修繕工程" calcext:value-type="string">
            <text:p><text:s/>新營區公園路旁極限運動場修繕工程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7-密枝里深坑農路改善工程" calcext:value-type="string">
            <text:p><text:s/>107-密枝里深坑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區大坑尾26-3號旁排水護岸改善工程" calcext:value-type="string">
            <text:p><text:s/>新化區大坑尾26-3號旁排水護岸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承立營造有限公司" calcext:value-type="string">
            <text:p><text:s/>承立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官田區渡頭溪上游支流排水改善工程" calcext:value-type="string">
            <text:p><text:s/>官田區渡頭溪上游支流排水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南宏土木包工工程有限公司" calcext:value-type="string">
            <text:p><text:s/>南宏土木包工工程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麻豆區南勢里保濟寺旁道路路面改善工程" calcext:value-type="string">
            <text:p><text:s/>麻豆區南勢里保濟寺旁道路路面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照興里6鄰村里道路排水改善工程" calcext:value-type="string">
            <text:p><text:s/>照興里6鄰村里道路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豐和里美豐新城旁魚塭道路改善工程" calcext:value-type="string">
            <text:p><text:s/>學甲區豐和里美豐新城旁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曲溪里水府元帥旁農路邊坡改善工程" calcext:value-type="string">
            <text:p><text:s/>大內區曲溪里水府元帥旁農路邊坡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裕佶營造有限公司" calcext:value-type="string">
            <text:p><text:s/>裕佶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中山路158巷路面改善工程" calcext:value-type="string">
            <text:p><text:s/>中山路158巷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工程簽辦中" calcext:value-type="string">
            <text:p><text:s/>工程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青山里南寮口（二期）野溪改善工程" calcext:value-type="string">
            <text:p><text:s/>東山區青山里南寮口（二期）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太子里社區巷道路面改善工程" calcext:value-type="string">
            <text:p><text:s/>太子里社區巷道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瑞璋土木包工業" calcext:value-type="string">
            <text:p><text:s/>瑞璋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六甲多功能運動公園沙灘排球場增設照明設施" calcext:value-type="string">
            <text:p><text:s/>六甲多功能運動公園沙灘排球場增設照明設施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淼順工程行尤宏旭" calcext:value-type="string">
            <text:p><text:s/>淼順工程行尤宏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區礁坑里南173(近竹溪高枝4)道路改善工程" calcext:value-type="string">
            <text:p><text:s/>新化區礁坑里南173(近竹溪高枝4)道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青山里凍腳(0523)農路改善工程" calcext:value-type="string">
            <text:p><text:s/>東山區青山里凍腳(0523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睦光里埤內農路(埤內高分37左1)路面改善工程" calcext:value-type="string">
            <text:p><text:s/>睦光里埤內農路(埤內高分37左1)路面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門區北馬地區南1線道路路面及側溝排水改善工程" calcext:value-type="string">
            <text:p><text:s/>北門區北馬地區南1線道路路面及側溝排水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允田土木技師事務所" calcext:value-type="string">
            <text:p><text:s/>允田土木技師事務所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7-鹿田里大林農田排水改善工程" calcext:value-type="string">
            <text:p><text:s/>107-鹿田里大林農田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建欣土木包工業" calcext:value-type="string">
            <text:p><text:s/>建欣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照興里莊子大樹村里道路改善工程" calcext:value-type="string">
            <text:p><text:s/>照興里莊子大樹村里道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佳里區鎮山里南45-1道路鋪面改善工程" calcext:value-type="string">
            <text:p><text:s/>佳里區鎮山里南45-1道路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佑昌營造有限公司" calcext:value-type="string">
            <text:p><text:s/>佑昌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嶺南里崎頭山(雙溪高幹76左6右19)農路改善工程" calcext:value-type="string">
            <text:p><text:s/>東山區嶺南里崎頭山(雙溪高幹76左6右19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東勢里三元帥農路路面改善工程" calcext:value-type="string">
            <text:p><text:s/>關廟區東勢里三元帥農路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光華里連益飼料旁魚塭道路改善工程" calcext:value-type="string">
            <text:p><text:s/>學甲區光華里連益飼料旁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西和里協進活動中心卡拉OK設備購置及電梯修繕" calcext:value-type="string">
            <text:p><text:s/>西和里協進活動中心卡拉OK設備購置及電梯修繕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辦理中" calcext:value-type="string">
            <text:p><text:s/>逕洽廠商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布袋里布袋尾段32-22地號旁排水改善工程" calcext:value-type="string">
            <text:p><text:s/>關廟區布袋里布袋尾段32-22地號旁排水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區大目橋旁防汛道路銜接工程" calcext:value-type="string">
            <text:p><text:s/>新化區大目橋旁防汛道路銜接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柳營區小腳腿多功能活動中心卡拉OK附屬設備採購" calcext:value-type="string">
            <text:p><text:s/>柳營區小腳腿多功能活動中心卡拉OK附屬設備採購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將弘影音文化有限公司" calcext:value-type="string">
            <text:p><text:s/>金將弘影音文化有限公司 </text:p>
          </table:table-cell>
          <table:table-cell table:style-name="ce10" table:number-columns-repeated="911"/>
        </table:table-row>
        <table:table-row table:style-name="ro10">
          <table:table-cell table:style-name="ce5" office:value-type="string" office:string-value="育德一街221巷改善路面文成三路(海安路三段至育德二路)改善路面" calcext:value-type="string">
            <text:p><text:s/>育德一街221巷改善路面文成三路(海安路三段至育德二路)改善路面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10">
          <table:table-cell table:style-name="ce5" office:value-type="string" office:string-value="大內區二溪里大匏高幹2左1旁道路改善工程" calcext:value-type="string">
            <text:p><text:s/>大內區二溪里大匏高幹2左1旁道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大橋里活動中心伴唱機設備" calcext:value-type="string">
            <text:p><text:s/>大橋里活動中心伴唱機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宏權科技有限公司" calcext:value-type="string">
            <text:p><text:s/>宏權科技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下營區新興里慈惠街道路改善工程" calcext:value-type="string">
            <text:p><text:s/>下營區新興里慈惠街道路改善工程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後壁區仕安部落排水改善工程" calcext:value-type="string">
            <text:p><text:s/>後壁區仕安部落排水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坑紅水農路(玉皇宮旁)邊坡改善工程" calcext:value-type="string">
            <text:p><text:s/>大坑紅水農路(玉皇宮旁)邊坡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承立營造有限公司" calcext:value-type="string">
            <text:p><text:s/>承立營造有限公司 </text:p>
          </table:table-cell>
          <table:table-cell table:style-name="ce10" table:number-columns-repeated="911"/>
        </table:table-row>
        <table:table-row table:style-name="ro11">
          <table:table-cell table:style-name="ce5" office:value-type="string" calcext:value-type="string">
            <text:p>南區灣裡路(灣裡路211~興南街口)路面改善</text:p>
            <text:p>南區夏林路389~397號前路面改善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12">
          <table:table-cell table:style-name="ce5" office:value-type="string" office:string-value="永康區影三華廈聯外排水工程" calcext:value-type="string">
            <text:p><text:s/>永康區影三華廈聯外排水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大內區環湖里竹圍高分13-1右7C4排排水改善工程" calcext:value-type="string">
            <text:p><text:s/>大內區環湖里竹圍高分13-1右7C4排排水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108-照興里苗圃農路護坡改善工程" calcext:value-type="string">
            <text:p><text:s/>108-照興里苗圃農路護坡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明亮里活動中心二樓增設採光罩" calcext:value-type="string">
            <text:p><text:s/>明亮里活動中心二樓增設採光罩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藝鋒工程行" calcext:value-type="string">
            <text:p><text:s/>藝鋒工程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將軍區長榮里社區農路改善工程" calcext:value-type="string">
            <text:p><text:s/>將軍區長榮里社區農路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台南市安南區北安路四段175巷農路改善工程" calcext:value-type="string">
            <text:p><text:s/>台南市安南區北安路四段175巷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3">
          <table:table-cell table:style-name="ce5" office:value-type="string" office:string-value="朝祥安公園新設混凝土地坪" calcext:value-type="string">
            <text:p><text:s/>朝祥安公園新設混凝土地坪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13">
          <table:table-cell table:style-name="ce5" office:value-type="string" office:string-value="仁安八街(海佃路四段至智安四街)及安通路五段(義安街至義吉街)" calcext:value-type="string">
            <text:p><text:s/>仁安八街(海佃路四段至智安四街)及安通路五段(義安街至義吉街)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大內區內郭里後堀排水簡易抽水平台改善工程" calcext:value-type="string">
            <text:p><text:s/>大內區內郭里後堀排水簡易抽水平台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康區鹽行路330巷道路改善工程" calcext:value-type="string">
            <text:p><text:s/>永康區鹽行路330巷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友文營造有限公司" calcext:value-type="string">
            <text:p><text:s/>友文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區南168-1區道旁(知和高分28號電桿)道路側溝排水改善工程" calcext:value-type="string">
            <text:p><text:s/>新化區南168-1區道旁(知和高分28號電桿)道路側溝排水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誠達土木包工業" calcext:value-type="string">
            <text:p><text:s/>誠達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山上區平陽里卓猴野溪改善工程" calcext:value-type="string">
            <text:p><text:s/>山上區平陽里卓猴野溪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區興南街252巷南山段1005地號魚塭道路排水改善工程" calcext:value-type="string">
            <text:p><text:s/>南區興南街252巷南山段1005地號魚塭道路排水改善工程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區公園北路78巷補助柏油料83噸" calcext:value-type="string">
            <text:p><text:s/>北區公園北路78巷補助柏油料83噸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 力陞土木包工業 " calcext:value-type="string">
            <text:p><text:s text:c="2"/>力陞土木包工業 <text:s/>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門區錦湖地區漁產道路(468-8)路面改善工程" calcext:value-type="string">
            <text:p><text:s/>北門區錦湖地區漁產道路(468-8)路面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14">
          <table:table-cell table:style-name="ce5" office:value-type="string" office:string-value="永安路71巷8弄路面改善" calcext:value-type="string">
            <text:p><text:s/>永安路71巷8弄路面改善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區凱德公園整修工程" calcext:value-type="string">
            <text:p><text:s/>北區凱德公園整修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「新化區礁坑里鳳凰新城前排水改善工程」" calcext:value-type="string">
            <text:p><text:s/>「新化區礁坑里鳳凰新城前排水改善工程」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化區北寮里淨水廠後方野溪護岸改善工程" calcext:value-type="string">
            <text:p><text:s/>南化區北寮里淨水廠後方野溪護岸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網寮里永二街196巷道路排水改善" calcext:value-type="string">
            <text:p><text:s/>網寮里永二街196巷道路排水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工程簽辦中" calcext:value-type="string">
            <text:p><text:s/>工程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鹿田里東西煙支1農路改善工程" calcext:value-type="string">
            <text:p><text:s/>108-鹿田里東西煙支1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山上區玉峰里中平橋旁野溪護岸改善工程" calcext:value-type="string">
            <text:p><text:s/>山上區玉峰里中平橋旁野溪護岸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光和里第2鄰(山玉高幹91左5)路面改善" calcext:value-type="string">
            <text:p><text:s/>光和里第2鄰(山玉高幹91左5)路面改善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區大坑尾134號旁排水改善工程" calcext:value-type="string">
            <text:p><text:s/>新化區大坑尾134號旁排水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官田區角秀段235-6地號旁農路改善工程" calcext:value-type="string">
            <text:p><text:s/>官田區角秀段235-6地號旁農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二甲里和平街480巷道路排水改善" calcext:value-type="string">
            <text:p><text:s/>二甲里和平街480巷道路排水改善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南勢里南105線(雙溪高幹76~222-1)道路改善工程" calcext:value-type="string">
            <text:p><text:s/>東山區南勢里南105線(雙溪高幹76~222-1)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後壁區崩埤排水一護岸應急工程" calcext:value-type="string">
            <text:p><text:s/>後壁區崩埤排水一護岸應急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台南市安南區安中路四段320巷97弄以北農路改善工程" calcext:value-type="string">
            <text:p><text:s/>台南市安南區安中路四段320巷97弄以北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年臺南市北區西門路四段33巷路面改善工程" calcext:value-type="string">
            <text:p><text:s/>108年臺南市北區西門路四段33巷路面改善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南勢里崁頭山(冷坑高分18左7)農路改善工程" calcext:value-type="string">
            <text:p><text:s/>東山區南勢里崁頭山(冷坑高分18左7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仁德區保華路路面改善工程" calcext:value-type="string">
            <text:p><text:s/>仁德區保華路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 創建營造有限公司 " calcext:value-type="string">
            <text:p><text:s text:c="2"/>創建營造有限公司 <text:s/>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白河區崁頭里9鄰莿桐崎往六溪農路改善工程" calcext:value-type="string">
            <text:p><text:s/>白河區崁頭里9鄰莿桐崎往六溪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區武安里大同街129巷鋪面改善工程" calcext:value-type="string">
            <text:p><text:s/>新化區武安里大同街129巷鋪面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佳里區文新里安西巷道鋪面改善工程" calcext:value-type="string">
            <text:p><text:s/>佳里區文新里安西巷道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西和里活動中心卡拉OK設備購置及電梯修繕" calcext:value-type="string">
            <text:p><text:s/>西和里活動中心卡拉OK設備購置及電梯修繕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辦理中" calcext:value-type="string">
            <text:p><text:s/>逕洽廠商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龜港里籃球場地維護工程" calcext:value-type="string">
            <text:p><text:s/>龜港里籃球場地維護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5">
          <table:table-cell table:style-name="ce5" office:value-type="string" office:string-value="大恩公園更新地墊" calcext:value-type="string">
            <text:p><text:s/>大恩公園更新地墊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佳里區南下營排水支線匯入大寮排水水路改善工程" calcext:value-type="string">
            <text:p><text:s/>佳里區南下營排水支線匯入大寮排水水路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3">
          <table:table-cell table:style-name="ce5" office:value-type="string" office:string-value="鎮安公園新設混凝土地坪" calcext:value-type="string">
            <text:p><text:s/>鎮安公園新設混凝土地坪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7-照興里照豐支2農路改善工程" calcext:value-type="string">
            <text:p><text:s/>107-照興里照豐支2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長青土木包工業" calcext:value-type="string">
            <text:p><text:s/>長青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南興路2巷道路改善工程" calcext:value-type="string">
            <text:p><text:s/>南興路2巷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關嶺里農路(六重溪段1006地號旁)改善工程" calcext:value-type="string">
            <text:p><text:s/>白河區關嶺里農路(六重溪段1006地號旁)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奕昌土木包工業" calcext:value-type="string">
            <text:p><text:s/>奕昌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永康區龍埔里龍中公園綠美化修膳工程" calcext:value-type="string">
            <text:p><text:s/>永康區龍埔里龍中公園綠美化修膳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16">
          <table:table-cell table:style-name="ce5" office:value-type="string" office:string-value="喜樹路40巷路面改善" calcext:value-type="string">
            <text:p><text:s/>喜樹路40巷路面改善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六甲區大丘里馬斗欄產業道路邊坡路面改善工程" calcext:value-type="string">
            <text:p><text:s/>六甲區大丘里馬斗欄產業道路邊坡路面改善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鹽水區義中里義中段1062地號擋土牆兩側改善工程" calcext:value-type="string">
            <text:p><text:s/>鹽水區義中里義中段1062地號擋土牆兩側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麻豆區謝厝寮里東溪洲玉皇宮普何宮前道路路面改善工程" calcext:value-type="string">
            <text:p><text:s/>麻豆區謝厝寮里東溪洲玉皇宮普何宮前道路路面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17">
          <table:table-cell table:style-name="ce5" office:value-type="string" office:string-value="玉井區三和里(芒子芒段6-2)護岸改善工程" calcext:value-type="string">
            <text:p><text:s/>玉井區三和里(芒子芒段6-2)護岸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奕晨土木包工業" calcext:value-type="string">
            <text:p><text:s/>奕晨土木包工業 </text:p>
          </table:table-cell>
          <table:table-cell table:style-name="ce10" table:number-columns-repeated="911"/>
        </table:table-row>
        <table:table-row table:style-name="ro17">
          <table:table-cell table:style-name="ce5" office:value-type="string" office:string-value="官田區大崎里三層崎前方農路擋土牆改善工程" calcext:value-type="string">
            <text:p><text:s/>官田區大崎里三層崎前方農路擋土牆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七股區十份里建功國小西側道路工程" calcext:value-type="string">
            <text:p><text:s/>七股區十份里建功國小西側道路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17">
          <table:table-cell table:style-name="ce5" office:value-type="string" office:string-value="學甲區宅港里舊河道右岸護岸改善工程" calcext:value-type="string">
            <text:p><text:s/>學甲區宅港里舊河道右岸護岸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西港區金砂里南51線下宅子分流箱涵新建工程" calcext:value-type="string">
            <text:p><text:s/>西港區金砂里南51線下宅子分流箱涵新建工程 </text:p>
          </table:table-cell>
          <table:table-cell table:style-name="ce5" office:value-type="string" office:string-value="西港區" calcext:value-type="string">
            <text:p><text:s/>西港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青山里二坑埔(李園高分35左17B2)農路改善工程" calcext:value-type="string">
            <text:p><text:s/>東山區青山里二坑埔(李園高分35左17B2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白河區新興路200號至378號前道路整修改善工程" calcext:value-type="string">
            <text:p><text:s/>白河區新興路200號至378號前道路整修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8-密枝里草萍農路改善工程" calcext:value-type="string">
            <text:p><text:s/>108-密枝里草萍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南區城西街三段二巷竹筏港溪東岸道路改善工程" calcext:value-type="string">
            <text:p><text:s/>安南區城西街三段二巷竹筏港溪東岸道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8">
          <table:table-cell table:style-name="ce5" office:value-type="string" office:string-value="廣州公園及文南公園更新地墊" calcext:value-type="string">
            <text:p><text:s/>廣州公園及文南公園更新地墊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歸仁區民共橋左岸至高鐵橋下擋土牆工程" calcext:value-type="string">
            <text:p><text:s/>歸仁區民共橋左岸至高鐵橋下擋土牆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三慶里慶安宮旁魚塭道路改善後續工程" calcext:value-type="string">
            <text:p><text:s/>學甲區三慶里慶安宮旁魚塭道路改善後續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宥盛營造公司" calcext:value-type="string">
            <text:p><text:s/>宥盛營造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麻豆區井東里磚子井鄰小天使幼稚園前巷弄道路改善工程" calcext:value-type="string">
            <text:p><text:s/>麻豆區井東里磚子井鄰小天使幼稚園前巷弄道路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19">
          <table:table-cell table:style-name="ce5" office:value-type="string" office:string-value="佳里區下營里往南26線之農路鋪面改善工程" calcext:value-type="string">
            <text:p><text:s/>佳里區下營里往南26線之農路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9">
          <table:table-cell table:style-name="ce5" office:value-type="string" office:string-value="107-龜丹里埔仔頭路西農路改善工程" calcext:value-type="string">
            <text:p><text:s/>107-龜丹里埔仔頭路西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長青土木包工業" calcext:value-type="string">
            <text:p><text:s/>長青土木包工業 </text:p>
          </table:table-cell>
          <table:table-cell table:style-name="ce10" table:number-columns-repeated="911"/>
        </table:table-row>
        <table:table-row table:style-name="ro19">
          <table:table-cell table:style-name="ce5" office:value-type="string" office:string-value="永康區文化路242巷等路面改善工程" calcext:value-type="string">
            <text:p><text:s/>永康區文化路242巷等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金拓土木包工業" calcext:value-type="string">
            <text:p><text:s/>金拓土木包工業 </text:p>
          </table:table-cell>
          <table:table-cell table:style-name="ce10" table:number-columns-repeated="911"/>
        </table:table-row>
        <table:table-row table:style-name="ro19">
          <table:table-cell table:style-name="ce5" office:value-type="string" office:string-value="西灣里活動中心購置伴唱機設備" calcext:value-type="string">
            <text:p><text:s/>西灣里活動中心購置伴唱機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宏權科技有限公司" calcext:value-type="string">
            <text:p><text:s/>宏權科技有限公司 </text:p>
          </table:table-cell>
          <table:table-cell table:style-name="ce10" table:number-columns-repeated="911"/>
        </table:table-row>
        <table:table-row table:style-name="ro19">
          <table:table-cell table:style-name="ce5" office:value-type="string" office:string-value="豐和里農會東邊巷道路面改善工程" calcext:value-type="string">
            <text:p><text:s/>豐和里農會東邊巷道路面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20">
          <table:table-cell table:style-name="ce5" office:value-type="string" office:string-value="北區大武街597巷35弄路面改善工程" calcext:value-type="string">
            <text:p><text:s/>北區大武街597巷35弄路面改善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區文聖公園等整修工程" calcext:value-type="string">
            <text:p><text:s/>東區文聖公園等整修工程 </text:p>
          </table:table-cell>
          <table:table-cell table:style-name="ce5" office:value-type="string" office:string-value="東區 " calcext:value-type="string">
            <text:p><text:s/>東區 <text:s/>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西和北外環農路改善工程" calcext:value-type="string">
            <text:p><text:s/>將軍區西和北外環農路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21">
          <table:table-cell table:style-name="ce5" office:value-type="string" office:string-value="南區永華國小路面墊高改善一案" calcext:value-type="string">
            <text:p><text:s/>南區永華國小路面墊高改善一案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22">
          <table:table-cell table:style-name="ce5" office:value-type="string" office:string-value="東山區南勢里大洋社區排水改善工程" calcext:value-type="string">
            <text:p><text:s/>東山區南勢里大洋社區排水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昇泰顧問有限公司</text:p>
            <text:p>益成土木包工業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鹽水區義中里金和路道路改善工程" calcext:value-type="string">
            <text:p><text:s/>鹽水區義中里金和路道路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花園里許縣溪支流(新埔段137-6地號)護岸改善工程" calcext:value-type="string">
            <text:p><text:s/>關廟區花園里許縣溪支流(新埔段137-6地號)護岸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光和里旺來宅農路(眾生高枝2)(及(路燈編號750366)等2件路面改善工程" calcext:value-type="string">
            <text:p><text:s/>光和里旺來宅農路(眾生高枝2)(及(路燈編號750366)等2件路面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南雄里田中高速公路旁農路改善工程" calcext:value-type="string">
            <text:p><text:s/>關廟區南雄里田中高速公路旁農路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東原里(東原高幹147、東原高幹170右1、山原高幹251B1) 等三處部落道路改善工程" calcext:value-type="string">
            <text:p><text:s/>東山區東原里(東原高幹147、東原高幹170右1、山原高幹251B1) 等三處部落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照興山仔頂照豐農路改善工程" calcext:value-type="string">
            <text:p><text:s/>108-照興山仔頂照豐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石城里石子瀨巷道改善工程" calcext:value-type="string">
            <text:p><text:s/>大內區石城里石子瀨巷道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 office:value-type="string" office:string-value="測設中" calcext:value-type="string">
            <text:p><text:s/>測設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8-鹿田里鹿陶洋往埔頭農路改善工程" calcext:value-type="string">
            <text:p><text:s/>108-鹿田里鹿陶洋往埔頭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三吉里養殖區漁塭路面改善工程" calcext:value-type="string">
            <text:p><text:s/>將軍區三吉里養殖區漁塭路面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正南一街57巷路面改善工程" calcext:value-type="string">
            <text:p><text:s/>正南一街57巷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23">
          <table:table-cell table:style-name="ce5" office:value-type="string" office:string-value="崇善8街(崇善路~仁和路口)道路改善" calcext:value-type="string">
            <text:p><text:s/>崇善8街(崇善路~仁和路口)道路改善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24">
          <table:table-cell table:style-name="ce5" office:value-type="string" office:string-value="七股區黑琵食堂前漁塭道路鋪設碎石工程" calcext:value-type="string">
            <text:p><text:s/>七股區黑琵食堂前漁塭道路鋪設碎石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24">
          <table:table-cell table:style-name="ce5" office:value-type="string" office:string-value="108-照興里頂湖高分農路排水改善工程" calcext:value-type="string">
            <text:p><text:s/>108-照興里頂湖高分農路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24">
          <table:table-cell table:style-name="ce5" office:value-type="string" office:string-value="關廟區花園里中正路73巷及127巷道路改善工程" calcext:value-type="string">
            <text:p><text:s/>關廟區花園里中正路73巷及127巷道路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友文營造有限公司" calcext:value-type="string">
            <text:p><text:s/>友文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永大路三段450巷2弄等路面改善工程" calcext:value-type="string">
            <text:p><text:s/>永大路三段450巷2弄等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工程簽辦中" calcext:value-type="string">
            <text:p><text:s/>工程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龜洞橋上游野溪排水改善工程" calcext:value-type="string">
            <text:p><text:s/>關廟區龜洞橋上游野溪排水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聖賢里南81線(東新高幹142~聖賢高幹18)道路改善工程" calcext:value-type="string">
            <text:p><text:s/>東山區聖賢里南81線(東新高幹142~聖賢高幹18)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關廟區新埔段389地號野溪護岸工程" calcext:value-type="string">
            <text:p><text:s/>關廟區新埔段389地號野溪護岸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新達里瓦寮30-3號前魚塭道路改善工程" calcext:value-type="string">
            <text:p><text:s/>學甲區新達里瓦寮30-3號前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密枝里大洋埔農路改善工程" calcext:value-type="string">
            <text:p><text:s/>108-密枝里大洋埔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定區港口里253-38~65等柏油路面改善工程" calcext:value-type="string">
            <text:p><text:s/>安定區港口里253-38~65等柏油路面改善工程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七股區十份里61線西側產業道路改善後續工程" calcext:value-type="string">
            <text:p><text:s/>七股區十份里61線西側產業道路改善後續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西港區堀仔頭66號道路西側溝改善工程" calcext:value-type="string">
            <text:p><text:s/>西港區堀仔頭66號道路西側溝改善工程 </text:p>
          </table:table-cell>
          <table:table-cell table:style-name="ce5" office:value-type="string" office:string-value="西港區" calcext:value-type="string">
            <text:p><text:s/>西港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里文中二運動公園路面改善工程" calcext:value-type="string">
            <text:p><text:s/>關廟里文中二運動公園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雙春往八掌溪漁產道路延續性路面改善工程" calcext:value-type="string">
            <text:p><text:s/>雙春往八掌溪漁產道路延續性路面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區N7公園整修工程" calcext:value-type="string">
            <text:p><text:s/>北區N7公園整修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8">
          <table:table-cell table:style-name="ce5" office:value-type="string" office:string-value="文成二街212巷路面改善" calcext:value-type="string">
            <text:p><text:s/>文成二街212巷路面改善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將軍區將軍里三吉社區排水改善工程" calcext:value-type="string">
            <text:p><text:s/>將軍區將軍里三吉社區排水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東原里柿子寮(東原高幹111，崁頂高分34)農路改善工程" calcext:value-type="string">
            <text:p><text:s/>東山區東原里柿子寮(東原高幹111，崁頂高分34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保華路及周圍巷弄路面改善工程" calcext:value-type="string">
            <text:p><text:s/>保華路及周圍巷弄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盛進營造有限公司" calcext:value-type="string">
            <text:p><text:s/>盛進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土崎里南屏排水改善工程" calcext:value-type="string">
            <text:p><text:s/>龍崎區土崎里南屏排水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下營區仁里街23巷道路改善工程及下營區仁里街122巷道路改善工程" calcext:value-type="string">
            <text:p><text:s/>下營區仁里街23巷道路改善工程及下營區仁里街122巷道路改善工程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門區中安橋南下漁產道路路面延續性改善工程" calcext:value-type="string">
            <text:p><text:s/>北門區中安橋南下漁產道路路面延續性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仁義里春風棒球場旁人行步道改善工程" calcext:value-type="string">
            <text:p><text:s/>仁義里春風棒球場旁人行步道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維成土木包工業" calcext:value-type="string">
            <text:p><text:s/>維成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關廟區深坑里馬稠農路支線路面改善工程" calcext:value-type="string">
            <text:p><text:s/>關廟區深坑里馬稠農路支線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龍崎區楠坑里狗頸崙崩塌地處理工程" calcext:value-type="string">
            <text:p><text:s/>龍崎區楠坑里狗頸崙崩塌地處理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嶺南里宅子內(1)野溪改善工程" calcext:value-type="string">
            <text:p><text:s/>東山區嶺南里宅子內(1)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萬華土木包工業" calcext:value-type="string">
            <text:p><text:s/>萬華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南化區西埔里神農殿旁邊坡整治工程" calcext:value-type="string">
            <text:p><text:s/>南化區西埔里神農殿旁邊坡整治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頭社里九指湖野溪護岸改善工程" calcext:value-type="string">
            <text:p><text:s/>大內區頭社里九指湖野溪護岸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水雲里南106線(牛山高幹158左5~旭山高幹107)道路改善工程" calcext:value-type="string">
            <text:p><text:s/>東山區水雲里南106線(牛山高幹158左5~旭山高幹107)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25">
          <table:table-cell table:style-name="ce5" office:value-type="string" office:string-value="再興公園2號更新地墊" calcext:value-type="string">
            <text:p><text:s/>再興公園2號更新地墊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區中興路490巷排水改善工程" calcext:value-type="string">
            <text:p><text:s/>新化區中興路490巷排水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原舊頭港里辦公處鐵皮屋頂修繕工程" calcext:value-type="string">
            <text:p><text:s/>原舊頭港里辦公處鐵皮屋頂修繕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三慶里112-4等3處路面改善工程" calcext:value-type="string">
            <text:p><text:s/>三慶里112-4等3處路面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23">
          <table:table-cell table:style-name="ce5" office:value-type="string" office:string-value="文成二路路面改善" calcext:value-type="string">
            <text:p><text:s/>文成二路路面改善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開南里活動中心增設遮雨棚、車擋及二樓地磚修繕" calcext:value-type="string">
            <text:p><text:s/>開南里活動中心增設遮雨棚、車擋及二樓地磚修繕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正安工程行" calcext:value-type="string">
            <text:p><text:s/>正安工程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玉井區層林里莿桐農路(山玉高幹237左9)改善工程" calcext:value-type="string">
            <text:p><text:s/>玉井區層林里莿桐農路(山玉高幹237左9)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26">
          <table:table-cell table:style-name="ce5" office:value-type="string" office:string-value="海佃路一段345巷路面改善" calcext:value-type="string">
            <text:p><text:s/>海佃路一段345巷路面改善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27">
          <table:table-cell table:style-name="ce5" office:value-type="string" office:string-value="東山區南溪里南103線(牛山高幹36~57-1)道路改善工程" calcext:value-type="string">
            <text:p><text:s/>東山區南溪里南103線(牛山高幹36~57-1)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學甲區秀昌里160-41前魚塭道路改善工程(含160-33號)" calcext:value-type="string">
            <text:p><text:s/>學甲區秀昌里160-41前魚塭道路改善工程(含160-33號)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永康區埔東街等道路改善工程" calcext:value-type="string">
            <text:p><text:s/>永康區埔東街等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楠西區照興里南183區道照產業道路排水改善工程" calcext:value-type="string">
            <text:p><text:s/>楠西區照興里南183區道照產業道路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門里活動中心外牆室內整修工程" calcext:value-type="string">
            <text:p><text:s/>南門里活動中心外牆室內整修工程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青山里二坑埔(李園高分35左17~左12)農路改善工程" calcext:value-type="string">
            <text:p><text:s/>東山區青山里二坑埔(李園高分35左17~左12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白河區崁頭里中州農路(崁子頭段899地號旁)改善工程" calcext:value-type="string">
            <text:p><text:s/>白河區崁頭里中州農路(崁子頭段899地號旁)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南勢里仙湖農路改善工程" calcext:value-type="string">
            <text:p><text:s/>東山區南勢里仙湖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布袋里坑子段868-25地號排水改善工程" calcext:value-type="string">
            <text:p><text:s/>布袋里坑子段868-25地號排水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復國一路475巷1-17號路面改善工程" calcext:value-type="string">
            <text:p><text:s/>復國一路475巷1-17號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工程簽辦中" calcext:value-type="string">
            <text:p><text:s/>工程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玉井區層林里(莿桐高分18)農路改善工程" calcext:value-type="string">
            <text:p><text:s/>玉井區層林里(莿桐高分18)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3">
          <table:table-cell table:style-name="ce5" office:value-type="string" office:string-value="城北路(安中路六段~城北路98巷口)路面改善" calcext:value-type="string">
            <text:p><text:s/>城北路(安中路六段~城北路98巷口)路面改善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門區鎮海漁產道路(1303-1)路面改善工程" calcext:value-type="string">
            <text:p><text:s/>北門區鎮海漁產道路(1303-1)路面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上茄苳里4-2號至17號宅前道路側溝改善工程" calcext:value-type="string">
            <text:p><text:s/>上茄苳里4-2號至17號宅前道路側溝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山上區南洲里217號巷道" calcext:value-type="string">
            <text:p><text:s/>山上區南洲里217號巷道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柳營區士林里士林街等2條庄內道路改善工程" calcext:value-type="string">
            <text:p><text:s/>柳營區士林里士林街等2條庄內道路改善工程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五甲里五甲段1463-10地號旁野號護岸改善工程" calcext:value-type="string">
            <text:p><text:s/>關廟區五甲里五甲段1463-10地號旁野號護岸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凌暘營造有限公司" calcext:value-type="string">
            <text:p><text:s/>凌暘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7年度歸仁區辜厝里大順二街及週邊巷道路面改善工程" calcext:value-type="string">
            <text:p><text:s/>107年度歸仁區辜厝里大順二街及週邊巷道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區礁坑里九嶺高枝23右2旁路面改善工程" calcext:value-type="string">
            <text:p><text:s/>新化區礁坑里九嶺高枝23右2旁路面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志成土木包工業" calcext:value-type="string">
            <text:p><text:s/>志成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南勢里冷水坑(冷水幹三二支30~仙公高幹73左19左10)農路改善工程" calcext:value-type="string">
            <text:p><text:s/>東山區南勢里冷水坑(冷水幹三二支30~仙公高幹73左19左10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玉井區沙田里瓦窯坑上游野溪整治工程" calcext:value-type="string">
            <text:p><text:s/>玉井區沙田里瓦窯坑上游野溪整治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山西里山西段621地號第二期排水改善工程" calcext:value-type="string">
            <text:p><text:s/>關廟區山西里山西段621地號第二期排水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歸仁區七甲里紅瓦鎮社區公園硬體設施改善工程" calcext:value-type="string">
            <text:p><text:s/>歸仁區七甲里紅瓦鎮社區公園硬體設施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玉井區沙田里沙子田段762、763等地號野溪治理工程" calcext:value-type="string">
            <text:p><text:s/>玉井區沙田里沙子田段762、763等地號野溪治理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豐公園(北區鄰里公園)" calcext:value-type="string">
            <text:p><text:s/>大豐公園(北區鄰里公園)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河東段385地號旁崁仔頭部落排水改善工程" calcext:value-type="string">
            <text:p><text:s/>白河區河東段385地號旁崁仔頭部落排水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蜂展土木工程有限公司" calcext:value-type="string">
            <text:p><text:s/>蜂展土木工程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後壁區上茄苳里19-3號至23-9號宅前巷道道路側溝改善工程" calcext:value-type="string">
            <text:p><text:s/>後壁區上茄苳里19-3號至23-9號宅前巷道道路側溝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岡林里斧頭嶺農路(崗左幹77左支15)下邊坡擋土牆工程" calcext:value-type="string">
            <text:p><text:s/>岡林里斧頭嶺農路(崗左幹77左支15)下邊坡擋土牆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門區2號閘門改善工程" calcext:value-type="string">
            <text:p><text:s/>北門區2號閘門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廣山里社區道路路面改善工程" calcext:value-type="string">
            <text:p><text:s/>將軍區廣山里社區道路路面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龍崎區大坪里165線(大坪幹18至大坪高分21)道路改善工程" calcext:value-type="string">
            <text:p><text:s/>龍崎區大坪里165線(大坪幹18至大坪高分21)道路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康區自強路（中山路至永大路三段）路面改善工程" calcext:value-type="string">
            <text:p><text:s/>永康區自強路（中山路至永大路三段）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華宗橋旁簡易抽水站排水改善工程" calcext:value-type="string">
            <text:p><text:s/>將軍區華宗橋旁簡易抽水站排水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豐和里老塘湖東南方魚塭道路改善工程" calcext:value-type="string">
            <text:p><text:s/>學甲區豐和里老塘湖東南方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23">
          <table:table-cell table:style-name="ce5" office:value-type="string" office:string-value="北區文賢路1080巷路面改善工程" calcext:value-type="string">
            <text:p><text:s/>北區文賢路1080巷路面改善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永康區中山北路264巷(280號至174弄)路面改善工程" calcext:value-type="string">
            <text:p><text:s/>永康區中山北路264巷(280號至174弄)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金拓土木包工業" calcext:value-type="string">
            <text:p><text:s/>金拓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土崎里代天府前崩塌處理後續護欄(杆)設置工程" calcext:value-type="string">
            <text:p><text:s/>龍崎區土崎里代天府前崩塌處理後續護欄(杆)設置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七股區樹林里(看坪十一份)漁產道路改善工程" calcext:value-type="string">
            <text:p><text:s/>七股區樹林里(看坪十一份)漁產道路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中洲里頭前寮部落巷道改善工程" calcext:value-type="string">
            <text:p><text:s/>中洲里頭前寮部落巷道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東中里北馬中排護岸改善工程" calcext:value-type="string">
            <text:p><text:s/>東山區東中里北馬中排護岸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立輝土木包工業" calcext:value-type="string">
            <text:p><text:s/>立輝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柳營區北桶頭農路擋土牆改善工程" calcext:value-type="string">
            <text:p><text:s/>柳營區北桶頭農路擋土牆改善工程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成功里中華路154巷76號至106號道路排水改善" calcext:value-type="string">
            <text:p><text:s/>成功里中華路154巷76號至106號道路排水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佳里區鎮山里勝利路265巷鋪面改善工程" calcext:value-type="string">
            <text:p><text:s/>佳里區鎮山里勝利路265巷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13">
          <table:table-cell table:style-name="ce5" office:value-type="string" office:string-value="孝德公園新設混凝土地坪" calcext:value-type="string">
            <text:p><text:s/>孝德公園新設混凝土地坪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永康區復國路與興國街旁明溝改善工程" calcext:value-type="string">
            <text:p><text:s/>永康區復國路與興國街旁明溝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後壁區頂安里90號之2宅前至頂寮90號之17宅前道路側溝改善工程" calcext:value-type="string">
            <text:p><text:s/>後壁區頂安里90號之2宅前至頂寮90號之17宅前道路側溝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西港區中央公園活動廁所改善工程" calcext:value-type="string">
            <text:p><text:s/>西港區中央公園活動廁所改善工程 </text:p>
          </table:table-cell>
          <table:table-cell table:style-name="ce5" office:value-type="string" office:string-value="西港區" calcext:value-type="string">
            <text:p><text:s/>西港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簽辦中" calcext:value-type="string">
            <text:p><text:s/>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龍埔里聖龍街165巷等路面改善" calcext:value-type="string">
            <text:p><text:s/>龍埔里聖龍街165巷等路面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新光里新埔段1-4地號野溪護岸工程" calcext:value-type="string">
            <text:p><text:s/>關廟區新光里新埔段1-4地號野溪護岸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崎內里8鄰馬稠後段25-40地號旁農路改善工程" calcext:value-type="string">
            <text:p><text:s/>白河區崎內里8鄰馬稠後段25-40地號旁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二溪里(大匏高幹2左8)道路排水改善工程" calcext:value-type="string">
            <text:p><text:s/>大內區二溪里(大匏高幹2左8)道路排水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營前里中山路二段111巷道路改善" calcext:value-type="string">
            <text:p><text:s/>營前里中山路二段111巷道路改善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歸仁區美學館二樓教室地板改善" calcext:value-type="string">
            <text:p><text:s/>歸仁區美學館二樓教室地板改善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得興玻璃行</text:p>
            <text:p>弘富室內裝潢設計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大灣路12巷道路改善工程" calcext:value-type="string">
            <text:p><text:s/>大灣路12巷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工程簽辦中" calcext:value-type="string">
            <text:p><text:s/>工程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高原里瑪哩(二坑高幹173)崩塌地改善工程" calcext:value-type="string">
            <text:p><text:s/>東山區高原里瑪哩(二坑高幹173)崩塌地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萬華土木包工業" calcext:value-type="string">
            <text:p><text:s/>萬華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南勢里後坑仔(南勢高分53左7)農路改善工程" calcext:value-type="string">
            <text:p><text:s/>東山區南勢里後坑仔(南勢高分53左7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山上區宏佳騰公司旁農路改善工程" calcext:value-type="string">
            <text:p><text:s/>108-山上區宏佳騰公司旁農路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化區南化段855-1地號排水改善工程" calcext:value-type="string">
            <text:p><text:s/>南化區南化段855-1地號排水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佳里區鎮山里鎮山94之28道路側溝改善工程" calcext:value-type="string">
            <text:p><text:s/>佳里區鎮山里鎮山94之28道路側溝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鹽水區治水路171巷9號排水改善工程" calcext:value-type="string">
            <text:p><text:s/>鹽水區治水路171巷9號排水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仁德里社區排水改善工程" calcext:value-type="string">
            <text:p><text:s/>仁德里社區排水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維成土木包工業" calcext:value-type="string">
            <text:p><text:s/>維成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白河區虎山里木屐寮小段530地號旁農路改善工程" calcext:value-type="string">
            <text:p><text:s/>白河區虎山里木屐寮小段530地號旁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奕昌土木包工業" calcext:value-type="string">
            <text:p><text:s/>奕昌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明興路321巷明興段103地號旁農路改善工程" calcext:value-type="string">
            <text:p><text:s/>明興路321巷明興段103地號旁農路改善工程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翔安土木包工業" calcext:value-type="string">
            <text:p><text:s/>翔安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七股區溪南里南側產業道路路面改善工程" calcext:value-type="string">
            <text:p><text:s/>七股區溪南里南側產業道路路面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北門區新圍地區漁產道路(476-1)路面改善工程" calcext:value-type="string">
            <text:p><text:s/>北門區新圍地區漁產道路(476-1)路面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7">
          <table:table-cell table:style-name="ce5" office:value-type="string" office:string-value="教學環境安全防護工程 " calcext:value-type="string">
            <text:p><text:s/>教學環境安全防護工程 <text:s/>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calcext:value-type="string">
            <text:p>教育局(處)土地購置</text:p>
            <text:p>教育局(處)營建及修建工程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業里廣播系統增設工程" calcext:value-type="string">
            <text:p><text:s/>安業里廣播系統增設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承裕企業社" calcext:value-type="string">
            <text:p><text:s/>承裕企業社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學甲區豐和里營後排水旁防汛道路改善工程" calcext:value-type="string">
            <text:p><text:s/>學甲區豐和里營後排水旁防汛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山子腳排水缺口改善工程" calcext:value-type="string">
            <text:p><text:s/>將軍區山子腳排水缺口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永安里秀祐段1056地號等烏樹林大排護岸工程" calcext:value-type="string">
            <text:p><text:s/>白河區永安里秀祐段1056地號等烏樹林大排護岸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七股區後港里(城內)農路工程" calcext:value-type="string">
            <text:p><text:s/>七股區後港里(城內)農路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灣里南灣街100巷排水改善工程" calcext:value-type="string">
            <text:p><text:s/>南灣里南灣街100巷排水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營區天鵝湖既有設施改善工程" calcext:value-type="string">
            <text:p><text:s/>新營區天鵝湖既有設施改善工程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海南里活動中心卡拉OK設備" calcext:value-type="string">
            <text:p><text:s/>海南里活動中心卡拉OK設備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學友企業社" calcext:value-type="string">
            <text:p><text:s/>學友企業社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二溪里社區道路及邊坡改善工程" calcext:value-type="string">
            <text:p><text:s/>二溪里社區道路及邊坡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山上區公兒二公園二期整修工程" calcext:value-type="string">
            <text:p><text:s/>山上區公兒二公園二期整修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將軍里三吉社區路面改善工程" calcext:value-type="string">
            <text:p><text:s/>將軍區將軍里三吉社區路面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門區北馬漁產道路486-1改善工程" calcext:value-type="string">
            <text:p><text:s/>北門區北馬漁產道路486-1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南勢里大洋(南勢高幹27右5左17A2B6)農路改善工程" calcext:value-type="string">
            <text:p><text:s/>東山區南勢里大洋(南勢高幹27右5左17A2B6)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麻豆區中興里三民路道路改善" calcext:value-type="string">
            <text:p><text:s/>麻豆區中興里三民路道路改善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學甲區三慶里南2線道路改善工程" calcext:value-type="string">
            <text:p><text:s/>學甲區三慶里南2線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佑昌營造有限公司" calcext:value-type="string">
            <text:p><text:s/>佑昌營造有限公司 </text:p>
          </table:table-cell>
          <table:table-cell table:style-name="ce10" table:number-columns-repeated="911"/>
        </table:table-row>
        <table:table-row table:style-name="ro17">
          <table:table-cell table:style-name="ce5" office:value-type="string" office:string-value="府南里活動中心增設監視錄系統設備" calcext:value-type="string">
            <text:p><text:s/>府南里活動中心增設監視錄系統設備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偉岱實業行" calcext:value-type="string">
            <text:p><text:s/>偉岱實業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善化區曾文段2756-4地號農路改善工程" calcext:value-type="string">
            <text:p><text:s/>善化區曾文段2756-4地號農路改善工程 </text:p>
          </table:table-cell>
          <table:table-cell table:style-name="ce5" office:value-type="string" office:string-value="善化區" calcext:value-type="string">
            <text:p><text:s/>善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28">
          <table:table-cell table:style-name="ce5" office:value-type="string" office:string-value="關廟區南雄里龜洞段452-1第號農田排水改善工程" calcext:value-type="string">
            <text:p><text:s/>關廟區南雄里龜洞段452-1第號農田排水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嶺南里桂竹林(雙溪高幹76左6右22左13左11)野溪改善工程" calcext:value-type="string">
            <text:p><text:s/>東山區嶺南里桂竹林(雙溪高幹76左6右22左13左11)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協成營造有限公司" calcext:value-type="string">
            <text:p><text:s/>協成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高原里坪頂園農路改善工程" calcext:value-type="string">
            <text:p><text:s/>東山區高原里坪頂園農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茂盛土木包工業" calcext:value-type="string">
            <text:p><text:s/>茂盛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白河區六溪里水坑農路改善工程" calcext:value-type="string">
            <text:p><text:s/>白河區六溪里水坑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區武安里信義路鋪面改善工程" calcext:value-type="string">
            <text:p><text:s/>新化區武安里信義路鋪面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深坑里馬稠農路路面改善工程" calcext:value-type="string">
            <text:p><text:s/>關廟區深坑里馬稠農路路面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成德福德華德里聯合活動中心購置飲水機及伴唱機" calcext:value-type="string">
            <text:p><text:s/>成德福德華德里聯合活動中心購置飲水機及伴唱機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賀耀引水設備有限公司</text:p>
            <text:p>明欣音響社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城北里活動中心購置卡拉OK設備" calcext:value-type="string">
            <text:p><text:s/>城北里活動中心購置卡拉OK設備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聯昱鑫實業社" calcext:value-type="string">
            <text:p><text:s/>聯昱鑫實業社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下營里公園路52巷道路改善工程" calcext:value-type="string">
            <text:p><text:s/>下營里公園路52巷道路改善工程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29">
          <table:table-cell table:style-name="ce5" office:value-type="string" office:string-value="新化南173線區道羊林礁坑路面工程" calcext:value-type="string">
            <text:p><text:s/>新化南173線區道羊林礁坑路面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金拓土木包工業" calcext:value-type="string">
            <text:p><text:s/>金拓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佳里區建南里果菜市場水路連接B幹線延續改善工程" calcext:value-type="string">
            <text:p><text:s/>佳里區建南里果菜市場水路連接B幹線延續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側通學步道路面凸出改善" calcext:value-type="string">
            <text:p><text:s/>北側通學步道路面凸出改善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教育局(處)土地購置" calcext:value-type="string">
            <text:p><text:s/>教育局(處)土地購置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內郭里埤仔底(竹坑)排水溝工程" calcext:value-type="string">
            <text:p><text:s/>大內區內郭里埤仔底(竹坑)排水溝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光華里舊頭港入口旁農路改善工程" calcext:value-type="string">
            <text:p><text:s/>學甲區光華里舊頭港入口旁農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宥勝營造有限公司" calcext:value-type="string">
            <text:p><text:s/>宥勝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山區水雲里南103線(牛山橋~牛山高幹110)道路改善工程" calcext:value-type="string">
            <text:p><text:s/>東山區水雲里南103線(牛山橋~牛山高幹110)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區新化段太子廟410-1地號護岸改善工程" calcext:value-type="string">
            <text:p><text:s/>新化區新化段太子廟410-1地號護岸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光武里活動中心2樓露臺設置遮陽網" calcext:value-type="string">
            <text:p><text:s/>光武里活動中心2樓露臺設置遮陽網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德泉工程行" calcext:value-type="string">
            <text:p><text:s/>德泉工程行 </text:p>
          </table:table-cell>
          <table:table-cell table:style-name="ce10" table:number-columns-repeated="911"/>
        </table:table-row>
        <table:table-row table:style-name="ro8">
          <table:table-cell table:style-name="ce5" office:value-type="string" office:string-value="東區崇善11街路面改善" calcext:value-type="string">
            <text:p><text:s/>東區崇善11街路面改善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8">
          <table:table-cell table:style-name="ce5" office:value-type="string" office:string-value="立德公園更新地墊" calcext:value-type="string">
            <text:p><text:s/>立德公園更新地墊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謝厝寮里安業高幹79左6左4號旁農路改善工程" calcext:value-type="string">
            <text:p><text:s/>謝厝寮里安業高幹79左6左4號旁農路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南區城西街三段765巷10-50號前版橋改善工程" calcext:value-type="string">
            <text:p><text:s/>安南區城西街三段765巷10-50號前版橋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市兒南公園維護改善工程" calcext:value-type="string">
            <text:p><text:s/>新市兒南公園維護改善工程 </text:p>
          </table:table-cell>
          <table:table-cell table:style-name="ce5" office:value-type="string" office:string-value="新市區" calcext:value-type="string">
            <text:p><text:s/>新市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照興里苗圃野溪排水改善工程" calcext:value-type="string">
            <text:p><text:s/>108-照興里苗圃野溪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下溪洲排水護岸改善後續工程" calcext:value-type="string">
            <text:p><text:s/>學甲區下溪洲排水護岸改善後續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頭社里107號旁擋土牆改善工程" calcext:value-type="string">
            <text:p><text:s/>大內區頭社里107號旁擋土牆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校園廣播主機損壞更新" calcext:value-type="string">
            <text:p><text:s/>校園廣播主機損壞更新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教育局(處)其他設備" calcext:value-type="string">
            <text:p><text:s/>教育局(處)其他設備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友聯通信工程行" calcext:value-type="string">
            <text:p><text:s/>友聯通信工程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六甲區牛坔排水（湖仔內橋）改善工程" calcext:value-type="string">
            <text:p><text:s/>六甲區牛坔排水（湖仔內橋）改善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臺南市南區鯤鯓里活動中心公園排水整修工程" calcext:value-type="string">
            <text:p><text:s/>臺南市南區鯤鯓里活動中心公園排水整修工程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下營區西連里南54道路改善工程（台19甲以西）" calcext:value-type="string">
            <text:p><text:s/>下營區西連里南54道路改善工程（台19甲以西）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大坑陳姓農路護坡改善工程" calcext:value-type="string">
            <text:p><text:s/>大坑陳姓農路護坡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左鎮區草山里草山二號橋改善工程" calcext:value-type="string">
            <text:p><text:s/>左鎮區草山里草山二號橋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勞務招標中" calcext:value-type="string">
            <text:p><text:s/>勞務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睦光里第4鄰(埤內高分11)側溝改善" calcext:value-type="string">
            <text:p><text:s/>睦光里第4鄰(埤內高分11)側溝改善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密枝里王萊山支1農路改善工程" calcext:value-type="string">
            <text:p><text:s/>108-密枝里王萊山支1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光和里光和段562地號排水改善" calcext:value-type="string">
            <text:p><text:s/>108-光和里光和段562地號排水改善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青山里鹼土堀野溪改善工程" calcext:value-type="string">
            <text:p><text:s/>東山區青山里鹼土堀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康區埔聖街81巷排水溝改善工程" calcext:value-type="string">
            <text:p><text:s/>永康區埔聖街81巷排水溝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灣丘里新寮農路改善工程" calcext:value-type="string">
            <text:p><text:s/>108-灣丘里新寮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照興里4、5鄰村里道路改善工程" calcext:value-type="string">
            <text:p><text:s/>照興里4、5鄰村里道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岸內6號至11號前道路改善工程" calcext:value-type="string">
            <text:p><text:s/>岸內6號至11號前道路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左鎮區中正里舊台20線道路旁邊坡改善工程" calcext:value-type="string">
            <text:p><text:s/>左鎮區中正里舊台20線道路旁邊坡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林安里番仔厝野溪改善工程" calcext:value-type="string">
            <text:p><text:s/>東山區林安里番仔厝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將軍區山子腳排水上游缺口改善工程" calcext:value-type="string">
            <text:p><text:s/>將軍區山子腳排水上游缺口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勢里和平路22巷等3處道路改善工程" calcext:value-type="string">
            <text:p><text:s/>東勢里和平路22巷等3處道路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水林里民族街240巷及其16弄路面改善" calcext:value-type="string">
            <text:p><text:s/>水林里民族街240巷及其16弄路面改善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溪東親子公園步道整修工程" calcext:value-type="string">
            <text:p><text:s/>溪東親子公園步道整修工程 </text:p>
          </table:table-cell>
          <table:table-cell table:style-name="ce5" office:value-type="string" office:string-value="安南區 " calcext:value-type="string">
            <text:p><text:s/>安南區 <text:s/>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勢里社區道路路面工程" calcext:value-type="string">
            <text:p><text:s/>北勢里社區道路路面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南區布袋里布袋五街60巷65號前方農路改善工程" calcext:value-type="string">
            <text:p><text:s/>安南區布袋里布袋五街60巷65號前方農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麻豆區巷口里民族路道路改善工程" calcext:value-type="string">
            <text:p><text:s/>麻豆區巷口里民族路道路改善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8年充實美學館設施-防水工程" calcext:value-type="string">
            <text:p><text:s/>108年充實美學館設施-防水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萊得土木包工業" calcext:value-type="string">
            <text:p><text:s/>萊得土木包工業 </text:p>
          </table:table-cell>
          <table:table-cell table:style-name="ce10" table:number-columns-repeated="911"/>
        </table:table-row>
        <table:table-row table:style-name="ro23">
          <table:table-cell table:style-name="ce5" office:value-type="string" office:string-value="北區北成路(海安路三段至中華北路二段194巷)道路路面破損" calcext:value-type="string">
            <text:p><text:s/>北區北成路(海安路三段至中華北路二段194巷)道路路面破損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羊林里往八德農路工程" calcext:value-type="string">
            <text:p><text:s/>新化羊林里往八德農路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中正一街32巷6弄路面改善工程" calcext:value-type="string">
            <text:p><text:s/>中正一街32巷6弄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友文營造有限公司" calcext:value-type="string">
            <text:p><text:s/>友文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7-灣丘里竹仔圾往麻竹湖農路改善工程" calcext:value-type="string">
            <text:p><text:s/>107-灣丘里竹仔圾往麻竹湖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成功里忠孝路199等路面改善" calcext:value-type="string">
            <text:p><text:s/>成功里忠孝路199等路面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北門區南興養殖生產區漁產道路(899)路面改善工程" calcext:value-type="string">
            <text:p><text:s/>北門區南興養殖生產區漁產道路(899)路面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新化區礁坑里中興高枝33前農路改善工程" calcext:value-type="string">
            <text:p><text:s/>新化區礁坑里中興高枝33前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龍崎區土崎里礁坑北路里道道路改善工程" calcext:value-type="string">
            <text:p><text:s/>龍崎區土崎里礁坑北路里道道路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草山里第1鄰聯絡道路(草山3號橋)改善" calcext:value-type="string">
            <text:p><text:s/>草山里第1鄰聯絡道路(草山3號橋)改善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營區鹽水排水菜寮溪段護岸應急工程(第二期)" calcext:value-type="string">
            <text:p><text:s/>新營區鹽水排水菜寮溪段護岸應急工程(第二期)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密枝里鹽水掘PC路面改善工程" calcext:value-type="string">
            <text:p><text:s/>108-密枝里鹽水掘PC路面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成功里活動中心監視系統工程" calcext:value-type="string">
            <text:p><text:s/>成功里活動中心監視系統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長河企業有限公司" calcext:value-type="string">
            <text:p><text:s/>長河企業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關廟區關廟里民生街63巷道路及水溝改善工程" calcext:value-type="string">
            <text:p><text:s/>關廟區關廟里民生街63巷道路及水溝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順里活動中心購買電視機設備" calcext:value-type="string">
            <text:p><text:s/>新順里活動中心購買電視機設備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學友企業社" calcext:value-type="string">
            <text:p><text:s/>學友企業社 </text:p>
          </table:table-cell>
          <table:table-cell table:style-name="ce10" table:number-columns-repeated="911"/>
        </table:table-row>
        <table:table-row table:style-name="ro30">
          <table:table-cell table:style-name="ce5" office:value-type="string" office:string-value="東區文化路(仁和路至文化一街)文化二街(文化路至文化一街)道路改善重鋪" calcext:value-type="string">
            <text:p><text:s/>東區文化路(仁和路至文化一街)文化二街(文化路至文化一街)道路改善重鋪 </text:p>
          </table:table-cell>
          <table:table-cell table:style-name="ce5" office:value-type="string" office:string-value="東區 " calcext:value-type="string">
            <text:p><text:s/>東區 <text:s/>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土崎里凹窯仔崩塌地處理工程" calcext:value-type="string">
            <text:p><text:s/>龍崎區土崎里凹窯仔崩塌地處理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五甲里檀林精舍後方水土保持工程" calcext:value-type="string">
            <text:p><text:s/>關廟區五甲里檀林精舍後方水土保持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新光里新埔段30及31地號旁鑑溪護岸改善工程" calcext:value-type="string">
            <text:p><text:s/>關廟區新光里新埔段30及31地號旁鑑溪護岸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羊林里羊子寮農路改善工程" calcext:value-type="string">
            <text:p><text:s/>新化羊林里羊子寮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歸仁區看東里中山路一段1巷內中段農路路面改善工程" calcext:value-type="string">
            <text:p><text:s/>歸仁區看東里中山路一段1巷內中段農路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化新和庄200號前排水改善工程" calcext:value-type="string">
            <text:p><text:s/>新化新和庄200號前排水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福里活動中心伴唱機購置" calcext:value-type="string">
            <text:p><text:s/>大福里活動中心伴唱機購置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里賀企業行" calcext:value-type="string">
            <text:p><text:s/>里賀企業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佳里區潭墘段70地號旁溝渠改善工程" calcext:value-type="string">
            <text:p><text:s/>佳里區潭墘段70地號旁溝渠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玉井區豐里里口宵里段306-3、310-4等地號野溪治理工程" calcext:value-type="string">
            <text:p><text:s/>玉井區豐里里口宵里段306-3、310-4等地號野溪治理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內庄里保中宮後側排水(岡林幹31右2)溝改善" calcext:value-type="string">
            <text:p><text:s/>內庄里保中宮後側排水(岡林幹31右2)溝改善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埤寮里建國路42巷排水改善工程" calcext:value-type="string">
            <text:p><text:s/>埤寮里建國路42巷排水改善工程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新市區大社里743號前大社排水蒐集水路改善工程" calcext:value-type="string">
            <text:p><text:s/>新市區大社里743號前大社排水蒐集水路改善工程 </text:p>
          </table:table-cell>
          <table:table-cell table:style-name="ce5" office:value-type="string" office:string-value="新市區" calcext:value-type="string">
            <text:p><text:s/>新市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禾坤土木包工業" calcext:value-type="string">
            <text:p><text:s/>禾坤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東智里陽光公園改善工程" calcext:value-type="string">
            <text:p><text:s/>東智里陽光公園改善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31">
          <table:table-cell table:style-name="ce5" office:value-type="string" office:string-value="府安路五段157巷22弄路面改善" calcext:value-type="string">
            <text:p><text:s/>府安路五段157巷22弄路面改善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12">
          <table:table-cell table:style-name="ce5" office:value-type="string" office:string-value="玉井區豐里里口宵里段468-2等地號增設排水溝工程" calcext:value-type="string">
            <text:p><text:s/>玉井區豐里里口宵里段468-2等地號增設排水溝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比撒列土木工程有限公司" calcext:value-type="string">
            <text:p><text:s/>比撒列土木工程有限公司 </text:p>
          </table:table-cell>
          <table:table-cell table:style-name="ce10" table:number-columns-repeated="911"/>
        </table:table-row>
        <table:table-row table:style-name="ro12">
          <table:table-cell table:style-name="ce5" office:value-type="string" office:string-value="佳里區延平段395地號道路鋪面改善工程" calcext:value-type="string">
            <text:p><text:s/>佳里區延平段395地號道路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107-山上區平陽里樹王公旁農路邊坡改善工程" calcext:value-type="string">
            <text:p><text:s/>107-山上區平陽里樹王公旁農路邊坡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新化大坑尾段137-1號農路邊坡改善工程第二期工程" calcext:value-type="string">
            <text:p><text:s/>新化大坑尾段137-1號農路邊坡改善工程第二期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七股區三股里海埔新生段28號道路後續改善工程" calcext:value-type="string">
            <text:p><text:s/>七股區三股里海埔新生段28號道路後續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海里活動中心室內整修與電梯修繕工程" calcext:value-type="string">
            <text:p><text:s/>安海里活動中心室內整修與電梯修繕工程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calcext:value-type="string">
            <text:p>蔡侑達建築師事務所</text:p>
            <text:p>億事達營造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二王活動中心伴唱機設備" calcext:value-type="string">
            <text:p><text:s/>二王活動中心伴唱機設備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宏權科技有限公司" calcext:value-type="string">
            <text:p><text:s/>宏權科技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官田區隆田里信義街一段道路改善工程" calcext:value-type="string">
            <text:p><text:s/>官田區隆田里信義街一段道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弘鋅營造有限公司" calcext:value-type="string">
            <text:p><text:s/>弘鋅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歸仁區媽廟里保大路一段路面改善工程" calcext:value-type="string">
            <text:p><text:s/>歸仁區媽廟里保大路一段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北門區新圍及汽車旅館後方漁產道路(305-76)改善工程" calcext:value-type="string">
            <text:p><text:s/>北門區新圍及汽車旅館後方漁產道路(305-76)改善工程 </text:p>
          </table:table-cell>
          <table:table-cell table:style-name="ce5" office:value-type="string" office:string-value="北門區" calcext:value-type="string">
            <text:p><text:s/>北門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龍崎區土崎里162-1區道(凹窯高枝6)道路改善工程" calcext:value-type="string">
            <text:p><text:s/>龍崎區土崎里162-1區道(凹窯高枝6)道路改善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官田區南廍段165-1地號週邊農路改善工程" calcext:value-type="string">
            <text:p><text:s/>官田區南廍段165-1地號週邊農路改善工程 </text:p>
          </table:table-cell>
          <table:table-cell table:style-name="ce5" office:value-type="string" office:string-value="官田區" calcext:value-type="string">
            <text:p><text:s/>官田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七股區107年度篤加里內巷道排水改善工程" calcext:value-type="string">
            <text:p><text:s/>七股區107年度篤加里內巷道排水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7-山上區苦瓜寮大堀往青田農路改善工程" calcext:value-type="string">
            <text:p><text:s/>107-山上區苦瓜寮大堀往青田農路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復興里活動中心購置字幕機及監視系統" calcext:value-type="string">
            <text:p><text:s/>復興里活動中心購置字幕機及監視系統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calcext:value-type="string">
            <text:p>宏權科技有限公司</text:p>
            <text:p>長昇通信有限公司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將軍區南22線保源里路面改善工程" calcext:value-type="string">
            <text:p><text:s/>將軍區南22線保源里路面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東洺土木包工業有限公司" calcext:value-type="string">
            <text:p><text:s/>東洺土木包工業有限公司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永康區鹽行路(鹽忠街至鹽行路252號)道路改善工程" calcext:value-type="string">
            <text:p><text:s/>永康區鹽行路(鹽忠街至鹽行路252號)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33">
          <table:table-cell table:style-name="ce5" office:value-type="string" office:string-value="豐里里(內豐高分39右13電桿旁)排水改善工程" calcext:value-type="string">
            <text:p><text:s/>豐里里(內豐高分39右13電桿旁)排水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3">
          <table:table-cell table:style-name="ce5" office:value-type="string" office:string-value="左鎮區中正里牛港嶺農路(牛港嶺高枝1至11)道路改善工程" calcext:value-type="string">
            <text:p><text:s/>左鎮區中正里牛港嶺農路(牛港嶺高枝1至11)道路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大內區曲溪里二溪高幹36右21旁排水改善工程" calcext:value-type="string">
            <text:p><text:s/>大內區曲溪里二溪高幹36右21旁排水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奕晨土木包工業" calcext:value-type="string">
            <text:p><text:s/>奕晨土木包工業 </text:p>
          </table:table-cell>
          <table:table-cell table:style-name="ce10" table:number-columns-repeated="911"/>
        </table:table-row>
        <table:table-row table:style-name="ro34">
          <table:table-cell table:style-name="ce5" office:value-type="string" office:string-value="新化區太平里太平街66號至正新路305號道路改善工程" calcext:value-type="string">
            <text:p><text:s/>新化區太平里太平街66號至正新路305號道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玉井區豐里里口宵里段484-2等地號排水改善工程" calcext:value-type="string">
            <text:p><text:s/>玉井區豐里里口宵里段484-2等地號排水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將軍區南21線路側溝改善工程" calcext:value-type="string">
            <text:p><text:s/>將軍區南21線路側溝改善工程 </text:p>
          </table:table-cell>
          <table:table-cell table:style-name="ce5" office:value-type="string" office:string-value="將軍區" calcext:value-type="string">
            <text:p><text:s/>將軍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108年度歸仁區許厝里里部分路面改善工程" calcext:value-type="string">
            <text:p><text:s/>108年度歸仁區許厝里里部分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新市區番子寮段1371等地號擋土牆及級配路面工程" calcext:value-type="string">
            <text:p><text:s/>新市區番子寮段1371等地號擋土牆及級配路面工程 </text:p>
          </table:table-cell>
          <table:table-cell table:style-name="ce5" office:value-type="string" office:string-value="新市區" calcext:value-type="string">
            <text:p><text:s/>新市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明興路619巷363弄口至499弄口間農路改善工程" calcext:value-type="string">
            <text:p><text:s/>明興路619巷363弄口至499弄口間農路改善工程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34">
          <table:table-cell table:style-name="ce5" office:value-type="string" office:string-value="東山區東原里柿子寮(東原高幹110-1)大埔(嶺南高幹8)雙溪部落道路改善工程" calcext:value-type="string">
            <text:p><text:s/>東山區東原里柿子寮(東原高幹110-1)大埔(嶺南高幹8)雙溪部落道路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34">
          <table:table-cell table:style-name="ce5" office:value-type="string" office:string-value="山上區山上排水(台灣鍍鋅前)護岸改善工程" calcext:value-type="string">
            <text:p><text:s/>山上區山上排水(台灣鍍鋅前)護岸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瓏泰土木包工業" calcext:value-type="string">
            <text:p><text:s/>瓏泰土木包工業 </text:p>
          </table:table-cell>
          <table:table-cell table:style-name="ce10" table:number-columns-repeated="911"/>
        </table:table-row>
        <table:table-row table:style-name="ro34">
          <table:table-cell table:style-name="ce5" office:value-type="string" office:string-value="新化大坑尾段137-1號農路邊坡改善工程" calcext:value-type="string">
            <text:p><text:s/>新化大坑尾段137-1號農路邊坡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6">
          <table:table-cell table:style-name="ce5" office:value-type="string" office:string-value="文賢路1030巷路面改善等" calcext:value-type="string">
            <text:p><text:s/>文賢路1030巷路面改善等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35">
          <table:table-cell table:style-name="ce5" office:value-type="string" office:string-value="光和里邦寮農路等6件路面改善工程" calcext:value-type="string">
            <text:p><text:s/>光和里邦寮農路等6件路面改善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七股區十份里東漁塭道路鋪設碎石工程(第二期)" calcext:value-type="string">
            <text:p><text:s/>七股區十份里東漁塭道路鋪設碎石工程(第二期)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2">
          <table:table-cell table:style-name="ce5" office:value-type="string" office:string-value="府南里活動中心汰換伴唱機設備及設備簡易檢修" calcext:value-type="string">
            <text:p><text:s/>府南里活動中心汰換伴唱機設備及設備簡易檢修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兩廣企業社" calcext:value-type="string">
            <text:p><text:s/>兩廣企業社 </text:p>
          </table:table-cell>
          <table:table-cell table:style-name="ce10" table:number-columns-repeated="911"/>
        </table:table-row>
        <table:table-row table:style-name="ro12">
          <table:table-cell table:style-name="ce5" office:value-type="string" office:string-value="七股區鹽埕里聚落防護工程" calcext:value-type="string">
            <text:p><text:s/>七股區鹽埕里聚落防護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大內區內江里內庄289之2號旁道路改善工程" calcext:value-type="string">
            <text:p><text:s/>大內區內江里內庄289之2號旁道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玉井區沙田里沙子田段196-57等地號農路改善工程" calcext:value-type="string">
            <text:p><text:s/>玉井區沙田里沙子田段196-57等地號農路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化區東和里苦苓下高枝2野溪改善工程" calcext:value-type="string">
            <text:p><text:s/>南化區東和里苦苓下高枝2野溪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關廟區布袋里深坑子段831-3地號旁農路改善工程" calcext:value-type="string">
            <text:p><text:s/>關廟區布袋里深坑子段831-3地號旁農路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密枝青銅坑農路改善工程" calcext:value-type="string">
            <text:p><text:s/>108-密枝青銅坑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中洲國小旁巷道路面改善工程" calcext:value-type="string">
            <text:p><text:s/>中洲國小旁巷道路面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吉田土木包工業" calcext:value-type="string">
            <text:p><text:s/>吉田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新化區護國里竹林路95巷鋪面改善工程" calcext:value-type="string">
            <text:p><text:s/>新化區護國里竹林路95巷鋪面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招盛土木包工業" calcext:value-type="string">
            <text:p><text:s/>招盛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校園樹木竄根連鎖磚整平改善" calcext:value-type="string">
            <text:p><text:s/>校園樹木竄根連鎖磚整平改善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教育局(處)土地購置" calcext:value-type="string">
            <text:p><text:s/>教育局(處)土地購置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美嘉營造有限公司" calcext:value-type="string">
            <text:p><text:s/>美嘉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三和里田寮部落部分道路改善工程" calcext:value-type="string">
            <text:p><text:s/>三和里田寮部落部分道路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9">
          <table:table-cell table:style-name="ce5" office:value-type="string" office:string-value="佳里區鎮山里勝利路272巷鋪面改善工程" calcext:value-type="string">
            <text:p><text:s/>佳里區鎮山里勝利路272巷鋪面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19">
          <table:table-cell table:style-name="ce5" office:value-type="string" office:string-value="公園體健設施修繕工程" calcext:value-type="string">
            <text:p><text:s/>公園體健設施修繕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9">
          <table:table-cell table:style-name="ce5" office:value-type="string" office:string-value="平陽里道路改善工程" calcext:value-type="string">
            <text:p><text:s/>平陽里道路改善工程 </text:p>
          </table:table-cell>
          <table:table-cell table:style-name="ce5" office:value-type="string" office:string-value="山上區" calcext:value-type="string">
            <text:p><text:s/>山上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9">
          <table:table-cell table:style-name="ce5" office:value-type="string" office:string-value="鳳凰里活動中心倉庫地坪整修工程" calcext:value-type="string">
            <text:p><text:s/>鳳凰里活動中心倉庫地坪整修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凱特營造有限公司" calcext:value-type="string">
            <text:p><text:s/>凱特營造有限公司 </text:p>
          </table:table-cell>
          <table:table-cell table:style-name="ce10" table:number-columns-repeated="911"/>
        </table:table-row>
        <table:table-row table:style-name="ro19">
          <table:table-cell table:style-name="ce5" office:value-type="string" office:string-value="學甲區光華里金長榮西側魚塭道路改善工程" calcext:value-type="string">
            <text:p><text:s/>學甲區光華里金長榮西側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柳營區八翁一號橋旁窪地排水改善工程" calcext:value-type="string">
            <text:p><text:s/>柳營區八翁一號橋旁窪地排水改善工程 </text:p>
          </table:table-cell>
          <table:table-cell table:style-name="ce5" office:value-type="string" office:string-value="柳營區" calcext:value-type="string">
            <text:p><text:s/>柳營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平通里活動中心設置隔音牆計畫" calcext:value-type="string">
            <text:p><text:s/>平通里活動中心設置隔音牆計畫 </text:p>
          </table:table-cell>
          <table:table-cell table:style-name="ce5" office:value-type="string" office:string-value="安平區" calcext:value-type="string">
            <text:p><text:s/>安平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佰億通有限公司" calcext:value-type="string">
            <text:p><text:s/>佰億通有限公司 </text:p>
          </table:table-cell>
          <table:table-cell table:style-name="ce10" table:number-columns-repeated="911"/>
        </table:table-row>
        <table:table-row table:style-name="ro17">
          <table:table-cell table:style-name="ce5" office:value-type="string" office:string-value="音樂館演奏廳觀眾座椅汰換 " calcext:value-type="string">
            <text:p><text:s/>音樂館演奏廳觀眾座椅汰換 <text:s/>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教育局(處)其他設備" calcext:value-type="string">
            <text:p><text:s/>教育局(處)其他設備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玉田里新興街及中山路3巷22弄排水改善" calcext:value-type="string">
            <text:p><text:s/>玉田里新興街及中山路3巷22弄排水改善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17">
          <table:table-cell table:style-name="ce5" office:value-type="string" office:string-value="麻豆區26號水門新設抽水平台工程" calcext:value-type="string">
            <text:p><text:s/>麻豆區26號水門新設抽水平台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13">
          <table:table-cell table:style-name="ce5" office:value-type="string" office:string-value="慶和路二段改善路面" calcext:value-type="string">
            <text:p><text:s/>慶和路二段改善路面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廣州里活動中心增購冷氣" calcext:value-type="string">
            <text:p><text:s/>廣州里活動中心增購冷氣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採共同供應契約及逕洽廠商辦理中" calcext:value-type="string">
            <text:p><text:s/>採共同供應契約及逕洽廠商辦理中 </text:p>
          </table:table-cell>
          <table:table-cell table:style-name="ce5"/>
          <table:table-cell table:style-name="ce10" table:number-columns-repeated="911"/>
        </table:table-row>
        <table:table-row table:style-name="ro23">
          <table:table-cell table:style-name="ce5" office:value-type="string" office:string-value="南區中華東路二段177巷及德興路210巷路面改善" calcext:value-type="string">
            <text:p><text:s/>南區中華東路二段177巷及德興路210巷路面改善 </text:p>
          </table:table-cell>
          <table:table-cell table:style-name="ce5" office:value-type="string" office:string-value="南區" calcext:value-type="string">
            <text:p><text:s/>南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23">
          <table:table-cell table:style-name="ce5" office:value-type="string" office:string-value="永華十街道路改善" calcext:value-type="string">
            <text:p><text:s/>永華十街道路改善 </text:p>
          </table:table-cell>
          <table:table-cell table:style-name="ce5" office:value-type="string" office:string-value="安平區" calcext:value-type="string">
            <text:p><text:s/>安平區 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玉井區玉井里玉馬高幹9右27農路排水改善工程" calcext:value-type="string">
            <text:p><text:s/>玉井區玉井里玉馬高幹9右27農路排水改善工程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東山區東原里公館坑(東原高幹129右2-1)野溪改善工程" calcext:value-type="string">
            <text:p><text:s/>東山區東原里公館坑(東原高幹129右2-1)野溪改善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協成營造有限公司" calcext:value-type="string">
            <text:p><text:s/>協成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關廟區深坑里馬稠尾農路支線改善工程" calcext:value-type="string">
            <text:p><text:s/>關廟區深坑里馬稠尾農路支線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國誠營造股份有限公司" calcext:value-type="string">
            <text:p><text:s/>國誠營造股份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蔦松一街74巷等路面改善工程" calcext:value-type="string">
            <text:p><text:s/>蔦松一街74巷等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防水閘門增設工程" calcext:value-type="string">
            <text:p><text:s/>防水閘門增設工程 </text:p>
          </table:table-cell>
          <table:table-cell table:style-name="ce5" office:value-type="string" office:string-value="麻豆區" calcext:value-type="string">
            <text:p><text:s/>麻豆區 </text:p>
          </table:table-cell>
          <table:table-cell table:style-name="ce5" office:value-type="string" office:string-value="教育局(處)營建及修建工程" calcext:value-type="string">
            <text:p><text:s/>教育局(處)營建及修建工程 </text:p>
          </table:table-cell>
          <table:table-cell table:style-name="ce5" office:value-type="string" office:string-value="教育局" calcext:value-type="string">
            <text:p><text:s/>教育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仙草里半嶺農路改善工程" calcext:value-type="string">
            <text:p><text:s/>白河區仙草里半嶺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中興里中興街91巷路面改善" calcext:value-type="string">
            <text:p><text:s/>中興里中興街91巷路面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七股區頂山里108年度頂山國小東南側道路排水改善工程" calcext:value-type="string">
            <text:p><text:s/>七股區頂山里108年度頂山國小東南側道路排水改善工程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白河區關嶺里崩山農路改善工程" calcext:value-type="string">
            <text:p><text:s/>白河區關嶺里崩山農路改善工程 </text:p>
          </table:table-cell>
          <table:table-cell table:style-name="ce5" office:value-type="string" office:string-value="白河區" calcext:value-type="string">
            <text:p><text:s/>白河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東奕土木包工業" calcext:value-type="string">
            <text:p><text:s/>東奕土木包工業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108-照興照豐產業道路排水改善工程" calcext:value-type="string">
            <text:p><text:s/>108-照興照豐產業道路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崇明里活動中心飲水機購置" calcext:value-type="string">
            <text:p><text:s/>崇明里活動中心飲水機購置 </text:p>
          </table:table-cell>
          <table:table-cell table:style-name="ce5" office:value-type="string" office:string-value="東區" calcext:value-type="string">
            <text:p><text:s/>東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裕誠工程行" calcext:value-type="string">
            <text:p><text:s/>裕誠工程行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州南親水公園(二)整修工程" calcext:value-type="string">
            <text:p><text:s/>州南親水公園(二)整修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108-照興照豐農路改善工程" calcext:value-type="string">
            <text:p><text:s/>108-照興照豐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南美里活動中心設備購置及漏水修繕" calcext:value-type="string">
            <text:p><text:s/>南美里活動中心設備購置及漏水修繕 </text:p>
          </table:table-cell>
          <table:table-cell table:style-name="ce5" office:value-type="string" office:string-value="中西區" calcext:value-type="string">
            <text:p><text:s/>中西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辦理中" calcext:value-type="string">
            <text:p><text:s/>逕洽廠商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鹽水區橋南里南門路199巷(鹽水段1994-1地號)南側擋土牆改善工程" calcext:value-type="string">
            <text:p><text:s/>鹽水區橋南里南門路199巷(鹽水段1994-1地號)南側擋土牆改善工程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中洲火車站前暨中洲社區路面改善工程" calcext:value-type="string">
            <text:p><text:s/>中洲火車站前暨中洲社區路面改善工程 </text:p>
          </table:table-cell>
          <table:table-cell table:style-name="ce5" office:value-type="string" office:string-value="仁德區" calcext:value-type="string">
            <text:p><text:s/>仁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安南區古鹿耳門淇水豹遺址前魚塭道路改善工程" calcext:value-type="string">
            <text:p><text:s/>安南區古鹿耳門淇水豹遺址前魚塭道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鳳凰里活動中心購置會議桌椅" calcext:value-type="string">
            <text:p><text:s/>鳳凰里活動中心購置會議桌椅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金金辦公傢具有限公司" calcext:value-type="string">
            <text:p><text:s/>金金辦公傢具有限公司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新化區頂山腳段392-2地號旁擋土牆及農路改善工程" calcext:value-type="string">
            <text:p><text:s/>新化區頂山腳段392-2地號旁擋土牆及農路改善工程 </text:p>
          </table:table-cell>
          <table:table-cell table:style-name="ce5" office:value-type="string" office:string-value="新化區" calcext:value-type="string">
            <text:p><text:s/>新化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復興里復興路227巷22.28.34弄路面改善" calcext:value-type="string">
            <text:p><text:s/>復興里復興路227巷22.28.34弄路面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勞務簽辦中" calcext:value-type="string">
            <text:p><text:s/>勞務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康區永康排水(1k+433~1k+685)左岸護岸補強工程" calcext:value-type="string">
            <text:p><text:s/>永康區永康排水(1k+433~1k+685)左岸護岸補強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後街里大孝街58巷道路改善工程" calcext:value-type="string">
            <text:p><text:s/>後街里大孝街58巷道路改善工程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安南區安中路五段159號前魚塭道路改善工程" calcext:value-type="string">
            <text:p><text:s/>安南區安中路五段159號前魚塭道路改善工程 </text:p>
          </table:table-cell>
          <table:table-cell table:style-name="ce5" office:value-type="string" office:string-value="安南區" calcext:value-type="string">
            <text:p><text:s/>安南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西埔里第4鄰對外聯絡道路改善工程" calcext:value-type="string">
            <text:p><text:s/>西埔里第4鄰對外聯絡道路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歸仁區大潭里長榮路工段90巷內旁農路路面改善工程" calcext:value-type="string">
            <text:p><text:s/>歸仁區大潭里長榮路工段90巷內旁農路路面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永康區永大五路等道路改善工程" calcext:value-type="string">
            <text:p><text:s/>永康區永大五路等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永康區復國二路巷道改善工程" calcext:value-type="string">
            <text:p><text:s/>永康區復國二路巷道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永代土木包工業" calcext:value-type="string">
            <text:p><text:s/>永代土木包工業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鹽埕里購置點歌機及相關設備" calcext:value-type="string">
            <text:p><text:s/>鹽埕里購置點歌機及相關設備 </text:p>
          </table:table-cell>
          <table:table-cell table:style-name="ce5" office:value-type="string" office:string-value="七股區" calcext:value-type="string">
            <text:p><text:s/>七股區 </text:p>
          </table:table-cell>
          <table:table-cell table:style-name="ce5" office:value-type="string" office:string-value="建築及設備" calcext:value-type="string">
            <text:p><text:s/>建築及設備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玉堂金邦企業有限公司" calcext:value-type="string">
            <text:p><text:s/>玉堂金邦企業有限公司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六甲區港子頭排水（1K+400～2K+000）護岸新建工程" calcext:value-type="string">
            <text:p><text:s/>六甲區港子頭排水（1K+400～2K+000）護岸新建工程 </text:p>
          </table:table-cell>
          <table:table-cell table:style-name="ce5" office:value-type="string" office:string-value="六甲區" calcext:value-type="string">
            <text:p><text:s/>六甲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 " calcext:value-type="string">
            <text:p><text:s/>公開招標 <text:s/></text:p>
          </table:table-cell>
          <table:table-cell table:style-name="ce5" office:value-type="string" office:string-value="南宏土木包工工程有限公司 " calcext:value-type="string">
            <text:p><text:s/>南宏土木包工工程有限公司 <text:s/>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安定區直加弄大道旁樹木移植及人行步道改善工程" calcext:value-type="string">
            <text:p><text:s/>安定區直加弄大道旁樹木移植及人行步道改善工程 </text:p>
          </table:table-cell>
          <table:table-cell table:style-name="ce5" office:value-type="string" office:string-value="安定區" calcext:value-type="string">
            <text:p><text:s/>安定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綠原土木包工業" calcext:value-type="string">
            <text:p><text:s/>綠原土木包工業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108年度北區立德公園公共設施改善工程" calcext:value-type="string">
            <text:p><text:s/>108年度北區立德公園公共設施改善工程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測量設計規劃中" calcext:value-type="string">
            <text:p><text:s/>測量設計規劃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東山區水雲里慈照農路災害復建二期工程" calcext:value-type="string">
            <text:p><text:s/>東山區水雲里慈照農路災害復建二期工程 </text:p>
          </table:table-cell>
          <table:table-cell table:style-name="ce5" office:value-type="string" office:string-value="東山區" calcext:value-type="string">
            <text:p><text:s/>東山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107-照興里小普陀山支線農路改善工程" calcext:value-type="string">
            <text:p><text:s/>107-照興里小普陀山支線農路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辦理中" calcext:value-type="string">
            <text:p><text:s/>公開取得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龍崎區石嘈里田草埔崩塌地處理工程" calcext:value-type="string">
            <text:p><text:s/>龍崎區石嘈里田草埔崩塌地處理工程 </text:p>
          </table:table-cell>
          <table:table-cell table:style-name="ce5" office:value-type="string" office:string-value="龍崎區" calcext:value-type="string">
            <text:p><text:s/>龍崎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大內區內江里內江高分8道路改善工程" calcext:value-type="string">
            <text:p><text:s/>大內區內江里內江高分8道路改善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裕佶營造有限公司" calcext:value-type="string">
            <text:p><text:s/>裕佶營造有限公司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108-鹿田平田野溪排水改善工程" calcext:value-type="string">
            <text:p><text:s/>108-鹿田平田野溪排水改善工程 </text:p>
          </table:table-cell>
          <table:table-cell table:style-name="ce5" office:value-type="string" office:string-value="楠西區" calcext:value-type="string">
            <text:p><text:s/>楠西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大內區二溪里大匏高幹28左1旁護岸工程" calcext:value-type="string">
            <text:p><text:s/>大內區二溪里大匏高幹28左1旁護岸工程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玉井運動公園燈具改善" calcext:value-type="string">
            <text:p><text:s/>玉井運動公園燈具改善 </text:p>
          </table:table-cell>
          <table:table-cell table:style-name="ce5" office:value-type="string" office:string-value="玉井區" calcext:value-type="string">
            <text:p><text:s/>玉井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世烽實業有限公司" calcext:value-type="string">
            <text:p><text:s/>世烽實業有限公司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永康區復興里復興路277巷道路改善工程" calcext:value-type="string">
            <text:p><text:s/>永康區復興里復興路277巷道路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辦理中" calcext:value-type="string">
            <text:p><text:s/>公開招標辦理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沙崙里里內道路改善工程" calcext:value-type="string">
            <text:p><text:s/>沙崙里里內道路改善工程 </text:p>
          </table:table-cell>
          <table:table-cell table:style-name="ce5" office:value-type="string" office:string-value="歸仁區" calcext:value-type="string">
            <text:p><text:s/>歸仁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招標中" calcext:value-type="string">
            <text:p><text:s/>招標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新營區埤寮里轄內三處道路改善工程" calcext:value-type="string">
            <text:p><text:s/>新營區埤寮里轄內三處道路改善工程 </text:p>
          </table:table-cell>
          <table:table-cell table:style-name="ce5" office:value-type="string" office:string-value="新營區" calcext:value-type="string">
            <text:p><text:s/>新營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東洺土木包工業有限公司" calcext:value-type="string">
            <text:p><text:s/>東洺土木包工業有限公司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岡林里水流東溪上游排水設施延續工程" calcext:value-type="string">
            <text:p><text:s/>岡林里水流東溪上游排水設施延續工程 </text:p>
          </table:table-cell>
          <table:table-cell table:style-name="ce5" office:value-type="string" office:string-value="左鎮區" calcext:value-type="string">
            <text:p><text:s/>左鎮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大仁街125巷水溝改善工程" calcext:value-type="string">
            <text:p><text:s/>大仁街125巷水溝改善工程 </text:p>
          </table:table-cell>
          <table:table-cell table:style-name="ce5" office:value-type="string" office:string-value="關廟區" calcext:value-type="string">
            <text:p><text:s/>關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鹽水區田寮排水區段防汛道路改善案" calcext:value-type="string">
            <text:p><text:s/>鹽水區田寮排水區段防汛道路改善案 </text:p>
          </table:table-cell>
          <table:table-cell table:style-name="ce5" office:value-type="string" office:string-value="鹽水區" calcext:value-type="string">
            <text:p><text:s/>鹽水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32">
          <table:table-cell table:style-name="ce5" office:value-type="string" office:string-value="永康區柴頭港溪便道(中山南路至北園橋)等路面改善工程" calcext:value-type="string">
            <text:p><text:s/>永康區柴頭港溪便道(中山南路至北園橋)等路面改善工程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工程建築及設備" calcext:value-type="string">
            <text:p><text:s/>工程建築及設備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取得報價單或企劃書" calcext:value-type="string">
            <text:p><text:s/>公開取得報價單或企劃書 </text:p>
          </table:table-cell>
          <table:table-cell table:style-name="ce5" office:value-type="string" office:string-value="益晟土木包工業" calcext:value-type="string">
            <text:p><text:s/>益晟土木包工業 </text:p>
          </table:table-cell>
          <table:table-cell table:style-name="ce10" table:number-columns-repeated="911"/>
        </table:table-row>
        <table:table-row table:style-name="ro32">
          <table:table-cell table:style-name="ce5" office:value-type="string" office:string-value="仁愛里活動中心汰換伴唱機及無線麥克風" calcext:value-type="string">
            <text:p><text:s/>仁愛里活動中心汰換伴唱機及無線麥克風 </text:p>
          </table:table-cell>
          <table:table-cell table:style-name="ce5" office:value-type="string" office:string-value="北區" calcext:value-type="string">
            <text:p><text:s/>北區 </text:p>
          </table:table-cell>
          <table:table-cell table:style-name="ce5" office:value-type="string" calcext:value-type="string">
            <text:p>自治行政</text:p>
            <text:p>建築及設備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逕洽廠商" calcext:value-type="string">
            <text:p><text:s/>逕洽廠商 </text:p>
          </table:table-cell>
          <table:table-cell table:style-name="ce5" office:value-type="string" office:string-value="明欣音響社" calcext:value-type="string">
            <text:p><text:s/>明欣音響社 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南化區北平里元帥宮旁排水改善工程" calcext:value-type="string">
            <text:p><text:s/>南化區北平里元帥宮旁排水改善工程 </text:p>
          </table:table-cell>
          <table:table-cell table:style-name="ce5" office:value-type="string" office:string-value="南化區" calcext:value-type="string">
            <text:p><text:s/>南化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佳里區同安中排二之三水路改善工程" calcext:value-type="string">
            <text:p><text:s/>佳里區同安中排二之三水路改善工程 </text:p>
          </table:table-cell>
          <table:table-cell table:style-name="ce5" office:value-type="string" office:string-value="佳里區" calcext:value-type="string">
            <text:p><text:s/>佳里區 </text:p>
          </table:table-cell>
          <table:table-cell table:style-name="ce5" office:value-type="string" office:string-value="水利工程" calcext:value-type="string">
            <text:p><text:s/>水利工程 </text:p>
          </table:table-cell>
          <table:table-cell table:style-name="ce5" office:value-type="string" office:string-value="水利局" calcext:value-type="string">
            <text:p><text:s/>水利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中興里中山東路366巷路面改善" calcext:value-type="string">
            <text:p><text:s/>中興里中山東路366巷路面改善 </text:p>
          </table:table-cell>
          <table:table-cell table:style-name="ce5" office:value-type="string" office:string-value="永康區" calcext:value-type="string">
            <text:p><text:s/>永康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工程簽辦中" calcext:value-type="string">
            <text:p><text:s/>工程簽辦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石城里77-3號前道路整修" calcext:value-type="string">
            <text:p><text:s/>石城里77-3號前道路整修 </text:p>
          </table:table-cell>
          <table:table-cell table:style-name="ce5" office:value-type="string" office:string-value="大內區" calcext:value-type="string">
            <text:p><text:s/>大內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後壁區新嘉里新嘉段149~169地號旁農路改善工程" calcext:value-type="string">
            <text:p><text:s/>後壁區新嘉里新嘉段149~169地號旁農路改善工程 </text:p>
          </table:table-cell>
          <table:table-cell table:style-name="ce5" office:value-type="string" office:string-value="後壁區" calcext:value-type="string">
            <text:p><text:s/>後壁區 </text:p>
          </table:table-cell>
          <table:table-cell table:style-name="ce5" office:value-type="string" office:string-value="農業工程及農路改善" calcext:value-type="string">
            <text:p><text:s/>農業工程及農路改善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設計中" calcext:value-type="string">
            <text:p><text:s/>設計中 </text:p>
          </table:table-cell>
          <table:table-cell table:style-name="ce5"/>
          <table:table-cell table:style-name="ce10" table:number-columns-repeated="911"/>
        </table:table-row>
        <table:table-row table:style-name="ro5">
          <table:table-cell table:style-name="ce5" office:value-type="string" office:string-value="學甲區光華里舊頭港鎮安宮北側魚塭道路改善工程" calcext:value-type="string">
            <text:p><text:s/>學甲區光華里舊頭港鎮安宮北側魚塭道路改善工程 </text:p>
          </table:table-cell>
          <table:table-cell table:style-name="ce5" office:value-type="string" office:string-value="學甲區" calcext:value-type="string">
            <text:p><text:s/>學甲區 </text:p>
          </table:table-cell>
          <table:table-cell table:style-name="ce5" office:value-type="string" office:string-value="漁業建設" calcext:value-type="string">
            <text:p><text:s/>漁業建設 </text:p>
          </table:table-cell>
          <table:table-cell table:style-name="ce5" office:value-type="string" office:string-value="農業局" calcext:value-type="string">
            <text:p><text:s/>農業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office:string-value="宥盛營造公司" calcext:value-type="string">
            <text:p><text:s/>宥盛營造公司 </text:p>
          </table:table-cell>
          <table:table-cell table:style-name="ce10" table:number-columns-repeated="911"/>
        </table:table-row>
        <table:table-row table:style-name="ro36">
          <table:table-cell table:style-name="ce5" office:value-type="string" office:string-value="安南區安清路一段(西濱高幹202右18左1電桿前)路面改善" calcext:value-type="string">
            <text:p><text:s/>安南區安清路一段(西濱高幹202右18左1電桿前)路面改善 </text:p>
          </table:table-cell>
          <table:table-cell table:style-name="ce5" office:value-type="string" office:string-value="安南區 " calcext:value-type="string">
            <text:p><text:s/>安南區 <text:s/></text:p>
          </table:table-cell>
          <table:table-cell table:style-name="ce5" office:value-type="string" office:string-value="工程業務管理" calcext:value-type="string">
            <text:p><text:s/>工程業務管理 </text:p>
          </table:table-cell>
          <table:table-cell table:style-name="ce5" office:value-type="string" office:string-value="工務局" calcext:value-type="string">
            <text:p><text:s/>工務局 </text:p>
          </table:table-cell>
          <table:table-cell table:style-name="ce5" office:value-type="string" office:string-value="公開招標" calcext:value-type="string">
            <text:p><text:s/>公開招標 </text:p>
          </table:table-cell>
          <table:table-cell table:style-name="ce5" office:value-type="string" calcext:value-type="string">
            <text:p>皇瑄股份有限公司</text:p>
            <text:p>禾光鈞有限公司</text:p>
            <text:p>榮得成開發有限公司</text:p>
            <text:p>永豐砂石行</text:p>
            <text:p>浩光企業社</text:p>
            <text:p>路健實業股份有限公司</text:p>
          </table:table-cell>
          <table:table-cell table:style-name="ce10" table:number-columns-repeated="911"/>
        </table:table-row>
        <table:table-row table:style-name="ro5">
          <table:table-cell table:style-name="ce5" office:value-type="string" office:string-value="紅甲里十六甲段304地號旁道路改善" calcext:value-type="string">
            <text:p><text:s/>紅甲里十六甲段304地號旁道路改善 </text:p>
          </table:table-cell>
          <table:table-cell table:style-name="ce5" office:value-type="string" office:string-value="下營區" calcext:value-type="string">
            <text:p><text:s/>下營區 </text:p>
          </table:table-cell>
          <table:table-cell table:style-name="ce5" office:value-type="string" office:string-value="自治行政" calcext:value-type="string">
            <text:p><text:s/>自治行政 </text:p>
          </table:table-cell>
          <table:table-cell table:style-name="ce5" office:value-type="string" office:string-value="民政局" calcext:value-type="string">
            <text:p><text:s/>民政局 </text:p>
          </table:table-cell>
          <table:table-cell table:style-name="ce5" office:value-type="string" office:string-value="公開取得" calcext:value-type="string">
            <text:p><text:s/>公開取得 </text:p>
          </table:table-cell>
          <table:table-cell table:style-name="ce5" office:value-type="string" office:string-value="創建營造有限公司" calcext:value-type="string">
            <text:p><text:s/>創建營造有限公司 </text:p>
          </table:table-cell>
          <table:table-cell table:style-name="ce10" table:number-columns-repeated="911"/>
        </table:table-row>
        <table:table-row table:style-name="ro37">
          <table:table-cell table:style-name="ce6"/>
          <table:table-cell table:style-name="ce8"/>
          <table:table-cell table:number-columns-repeated="4"/>
          <table:table-cell table:style-name="ce11" table:number-columns-repeated="911"/>
        </table:table-row>
        <table:table-row table:style-name="ro38" table:number-rows-repeated="1048093">
          <table:table-cell table:number-columns-repeated="917"/>
        </table:table-row>
        <table:table-row table:style-name="ro38">
          <table:table-cell table:number-columns-repeated="917"/>
        </table:table-row>
        <table:named-expressions>
          <table:named-range table:name="Print_Area" table:base-cell-address="$'1'.$A$1" table:cell-range-address="'1'.$A$1:'1'.$F$481"/>
          <table:named-range table:name="Print_Titles" table:base-cell-address="$'1'.$A$1" table:cell-range-address="'1'.$1:.$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" svg:font-family="Helv" style:font-family-generic="swiss"/>
    <style:font-face style:name="Helv1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1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2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8">
      <number:text> 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2"/>
      <number:text> </number:text>
    </number:number-style>
    <number:number-style style:name="N142">
      <number:text> </number:text>
      <number:number number:decimal-places="0" number:min-decimal-places="0" number:min-integer-digits="1"/>
      <number:text> </number:text>
    </number:number-style>
    <number:number-style style:name="N143">
      <number:text>-</number:text>
      <number:number number:decimal-places="0" number:min-decimal-places="0" number:min-integer-digits="1"/>
      <number:text> </number:text>
    </number:number-style>
    <number:number-style style:name="N144P0" style:volatile="true">
      <number:text> </number:text>
      <number:number number:decimal-places="0" number:min-decimal-places="0" number:min-integer-digits="1"/>
      <number:text> </number:text>
    </number:number-style>
    <number:number-style style:name="N144P1" style:volatile="true">
      <number:text>-</number:text>
      <number:number number:decimal-places="0" number:min-decimal-places="0" number:min-integer-digits="1"/>
      <number:text> </number:text>
    </number:number-style>
    <number:number-style style:name="N144P2" style:volatile="true">
      <number:text>-</number:text>
      <number:number number:decimal-places="0" number:min-decimal-places="0" number:min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一般_20_3" style:display-name="一般 3" style:family="table-cell" style:parent-style-name="Default" style:data-style-name="N0"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一般_20_6" style:display-name="一般 6" style:family="table-cell" style:parent-style-name="Default" style:data-style-name="N0"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千分位" style:family="table-cell" style:parent-style-name="Default" style:data-style-name="N141"/>
    <style:style style:name="千分位_20_2" style:display-name="千分位 2" style:family="table-cell" style:parent-style-name="Default" style:data-style-name="N141"/>
    <style:style style:name="千分位_20_4" style:display-name="千分位 4" style:family="table-cell" style:parent-style-name="Default" style:data-style-name="N141"/>
    <style:style style:name="千分位_20_6" style:display-name="千分位 6" style:family="table-cell" style:parent-style-name="Default" style:data-style-name="N141"/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499cm" fo:margin-bottom="0.499cm" fo:margin-left="0.3cm" fo:margin-right="0.3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00/00/00</text:date>, <text:time style:data-style-name="N2" text:time-value="12:40:06.830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>
        <text:p>第 <text:page-number>1</text:page-number><text:s/>頁，共 <text:page-count>99</text:page-count><text:s/>頁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MODA_ODF_Application_Tools/3.8.2.1$Windows_X86_64 LibreOffice_project/f5c26b4b56ec181260ce3dbfc96a37e316bb7ca8</meta:generator>
    <meta:initial-creator>行政院主計處第一局</meta:initial-creator>
    <meta:creation-date>2001-01-31T06:15:04Z</meta:creation-date>
    <dc:date>2024-12-31T12:42:08.096000000</dc:date>
    <meta:editing-duration>PT6M48S</meta:editing-duration>
    <meta:editing-cycles>7</meta:editing-cycles>
    <meta:document-statistic meta:table-count="1" meta:cell-count="2558" meta:object-count="0"/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/>
  </office:meta>
</office:document-meta>
</file>